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text-properties style:font-name="Consolas" fo:font-size="11pt" style:font-size-asian="11pt" style:font-size-complex="11pt"/>
    </style:style>
    <style:style style:name="P7" style:parent-style-name="Standard" style:family="paragraph">
      <style:text-properties style:font-name="Consolas" fo:font-size="11pt" style:font-size-asian="11pt" style:font-size-complex="11pt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 fo:font-size="11pt" style:font-size-asian="11pt" style:font-size-complex="11pt"/>
    </style:style>
    <style:style style:name="P11" style:parent-style-name="Standard" style:family="paragraph">
      <style:text-properties style:font-name="Consolas" fo:font-size="11pt" style:font-size-asian="11pt" style:font-size-complex="11pt"/>
    </style:style>
    <style:style style:name="P12" style:parent-style-name="Standard" style:family="paragraph">
      <style:text-properties style:font-name="Consolas" fo:font-size="11pt" style:font-size-asian="11pt" style:font-size-complex="11pt"/>
    </style:style>
    <style:style style:name="P13" style:parent-style-name="Standard" style:family="paragraph">
      <style:text-properties style:font-name="Consolas" fo:font-size="11pt" style:font-size-asian="11pt" style:font-size-complex="11pt"/>
    </style:style>
    <style:style style:name="P14" style:parent-style-name="Standard" style:family="paragraph">
      <style:text-properties style:font-name="Consolas" fo:font-size="11pt" style:font-size-asian="11pt" style:font-size-complex="11pt"/>
    </style:style>
    <style:style style:name="P15" style:parent-style-name="Standard" style:family="paragraph">
      <style:text-properties style:font-name="Consolas" fo:font-size="11pt" style:font-size-asian="11pt" style:font-size-complex="11pt"/>
    </style:style>
    <style:style style:name="P16" style:parent-style-name="Standard" style:family="paragraph">
      <style:text-properties style:font-name="Consolas" fo:font-size="11pt" style:font-size-asian="11pt" style:font-size-complex="11pt"/>
    </style:style>
    <style:style style:name="P17" style:parent-style-name="Standard" style:family="paragraph">
      <style:text-properties style:font-name="Consolas" fo:font-size="11pt" style:font-size-asian="11pt" style:font-size-complex="11pt"/>
    </style:style>
    <style:style style:name="TableColumn19" style:family="table-column">
      <style:table-column-properties style:column-width="0.625in" style:use-optimal-column-width="false"/>
    </style:style>
    <style:style style:name="TableColumn20" style:family="table-column">
      <style:table-column-properties style:column-width="6.302in" style:use-optimal-column-width="false"/>
    </style:style>
    <style:style style:name="Table18" style:family="table">
      <style:table-properties style:width="6.927in" fo:margin-left="-0.0402in" table:align="left"/>
    </style:style>
    <style:style style:name="TableRow21" style:family="table-row">
      <style:table-row-properties style:min-row-height="0.2916in"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Cell2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Row28" style:family="table-row">
      <style:table-row-properties style:min-row-height="0.5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34" style:family="table-row">
      <style:table-row-properties style:min-row-height="0.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0" style:family="table-row">
      <style:table-row-properties style:min-row-height="0.5in"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4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4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6" style:family="table-row">
      <style:table-row-properties style:min-row-height="0.5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2" style:family="table-row">
      <style:table-row-properties style:min-row-height="0.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8" style:family="table-row">
      <style:table-row-properties style:min-row-height="0.5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64" style:family="table-row">
      <style:table-row-properties style:min-row-height="0.5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70" style:family="table-row">
      <style:table-row-properties style:min-row-height="0.5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7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0" style:parent-style-name="DefaultParagraphFont" style:family="text">
      <style:text-properties fo:font-size="13pt" style:font-size-asian="13pt" style:font-size-complex="13pt"/>
    </style:style>
    <style:style style:name="T8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DefaultParagraphFont" style:family="text">
      <style:text-properties fo:font-size="13pt" style:font-size-asian="13pt" style:font-size-complex="13pt"/>
    </style:style>
    <style:style style:name="T86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7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88" style:parent-style-name="DefaultParagraphFont" style:family="text">
      <style:text-properties fo:font-size="13pt" style:font-size-asian="13pt" style:font-size-complex="13pt"/>
    </style:style>
    <style:style style:name="T8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T92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3" style:parent-style-name="DefaultParagraphFont" style:family="text">
      <style:text-properties fo:font-size="13pt" style:font-size-asian="13pt" style:font-size-complex="13pt"/>
    </style:style>
    <style:style style:name="T94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5" style:parent-style-name="DefaultParagraphFont" style:family="text">
      <style:text-properties style:font-name="Adobe Fangsong Std R" style:font-name-asian="Adobe Fangsong Std R" style:font-name-complex="Adobe Fangsong Std R" fo:font-size="13pt" style:font-size-asian="13pt" style:font-size-complex="13pt"/>
    </style:style>
    <style:style style:name="T96" style:parent-style-name="DefaultParagraphFont" style:family="text">
      <style:text-properties fo:font-size="13pt" style:font-size-asian="13pt" style:font-size-complex="13pt"/>
    </style:style>
    <style:style style:name="T97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8" style:parent-style-name="DefaultParagraphFont" style:family="text">
      <style:text-properties fo:font-size="13pt" style:font-size-asian="13pt" style:font-size-complex="13pt"/>
    </style:style>
    <style:style style:name="T99" style:parent-style-name="DefaultParagraphFont" style:family="text">
      <style:text-properties fo:font-size="13pt" style:font-size-asian="13pt" style:font-size-complex="13pt"/>
    </style:style>
    <style:style style:name="T10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1" style:parent-style-name="DefaultParagraphFont" style:family="text">
      <style:text-properties fo:font-size="13pt" style:font-size-asian="13pt" style:font-size-complex="13pt"/>
    </style:style>
    <style:style style:name="T102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103" style:parent-style-name="Standard" style:family="paragraph">
      <style:text-properties style:font-name="Times New Roman" style:font-name-asian="Times New Roman" style:font-name-complex="Times New Roman"/>
    </style:style>
    <style:style style:name="T104" style:parent-style-name="DefaultParagraphFont" style:family="text">
      <style:text-properties style:font-name="Droid Sans Mono" style:font-name-asian="Droid Sans Mono" style:font-name-complex="Droid Sans Mono"/>
    </style:style>
    <style:style style:name="P105" style:parent-style-name="Standard" style:family="paragraph">
      <style:text-properties style:font-name="Droid Sans Mono" style:font-name-asian="Droid Sans Mono" style:font-name-complex="Droid Sans Mono"/>
    </style:style>
    <style:style style:name="T106" style:parent-style-name="DefaultParagraphFont" style:family="text">
      <style:text-properties style:font-name="Droid Sans Mono" style:font-name-asian="Droid Sans Mono" style:font-name-complex="Droid Sans Mono"/>
    </style:style>
    <style:style style:name="P107" style:parent-style-name="Standard" style:family="paragraph">
      <style:text-properties style:font-name="Droid Sans Mono" style:font-name-asian="Droid Sans Mono" style:font-name-complex="Droid Sans Mono"/>
    </style:style>
    <style:style style:name="T108" style:parent-style-name="DefaultParagraphFont" style:family="text">
      <style:text-properties style:font-name="Droid Sans Mono" style:font-name-asian="Droid Sans Mono" style:font-name-complex="Droid Sans Mono"/>
    </style:style>
    <style:style style:name="P109" style:parent-style-name="Standard" style:family="paragraph">
      <style:text-properties style:font-name="Droid Sans Mono" style:font-name-asian="Droid Sans Mono" style:font-name-complex="Droid Sans Mono"/>
    </style:style>
    <style:style style:name="T110" style:parent-style-name="DefaultParagraphFont" style:family="text">
      <style:text-properties style:font-name="Droid Sans Mono" style:font-name-asian="Droid Sans Mono" style:font-name-complex="Droid Sans Mono"/>
    </style:style>
    <style:style style:name="P111" style:parent-style-name="Standard" style:family="paragraph">
      <style:text-properties style:font-name="Droid Sans Mono" style:font-name-asian="Droid Sans Mono" style:font-name-complex="Droid Sans Mono"/>
    </style:style>
    <style:style style:name="T112" style:parent-style-name="DefaultParagraphFont" style:family="text">
      <style:text-properties style:font-name="Droid Sans Mono" style:font-name-asian="Droid Sans Mono" style:font-name-complex="Droid Sans Mono"/>
    </style:style>
    <style:style style:name="T113" style:parent-style-name="DefaultParagraphFont" style:family="text">
      <style:text-properties style:font-name="Droid Sans Mono" style:font-name-asian="Droid Sans Mono" style:font-name-complex="Droid Sans Mono"/>
    </style:style>
    <style:style style:name="P114" style:parent-style-name="Standard" style:family="paragraph">
      <style:text-properties style:font-name="Droid Sans Mono" style:font-name-asian="Droid Sans Mono" style:font-name-complex="Droid Sans Mono"/>
    </style:style>
    <style:style style:name="T115" style:parent-style-name="DefaultParagraphFont" style:family="text">
      <style:text-properties style:font-name="Droid Sans Mono" style:font-name-asian="Droid Sans Mono" style:font-name-complex="Droid Sans Mono"/>
    </style:style>
    <style:style style:name="P116" style:parent-style-name="Standard" style:family="paragraph">
      <style:text-properties style:font-name="Droid Sans Mono" style:font-name-asian="Droid Sans Mono" style:font-name-complex="Droid Sans Mono"/>
    </style:style>
    <style:style style:name="P117" style:parent-style-name="Standard" style:family="paragraph">
      <style:text-properties style:font-name="Times New Roman" style:font-name-asian="Times New Roman" style:font-name-complex="Times New Roman"/>
    </style:style>
    <style:style style:name="T118" style:parent-style-name="DefaultParagraphFont" style:family="text">
      <style:text-properties style:font-name="Droid Sans Mono" style:font-name-asian="Droid Sans Mono" style:font-name-complex="Droid Sans Mono"/>
    </style:style>
    <style:style style:name="P119" style:parent-style-name="Standard" style:family="paragraph">
      <style:text-properties style:font-name="Droid Sans Mono" style:font-name-asian="Droid Sans Mono" style:font-name-complex="Droid Sans Mono"/>
    </style:style>
    <style:style style:name="T120" style:parent-style-name="DefaultParagraphFont" style:family="text">
      <style:text-properties style:font-name="Droid Sans Mono" style:font-name-asian="Droid Sans Mono" style:font-name-complex="Droid Sans Mono"/>
    </style:style>
    <style:style style:name="T121" style:parent-style-name="DefaultParagraphFont" style:family="text">
      <style:text-properties style:font-name="Droid Sans Mono" style:font-name-asian="Droid Sans Mono" style:font-name-complex="Droid Sans Mono"/>
    </style:style>
    <style:style style:name="P122" style:parent-style-name="Standard" style:family="paragraph">
      <style:text-properties style:font-name="Droid Sans Mono" style:font-name-asian="Droid Sans Mono" style:font-name-complex="Droid Sans Mono"/>
    </style:style>
    <style:style style:name="T123" style:parent-style-name="DefaultParagraphFont" style:family="text">
      <style:text-properties style:font-name="Droid Sans Mono" style:font-name-asian="Droid Sans Mono" style:font-name-complex="Droid Sans Mono"/>
    </style:style>
    <style:style style:name="P124" style:parent-style-name="Standard" style:family="paragraph">
      <style:text-properties style:font-name="Droid Sans Mono" style:font-name-asian="Droid Sans Mono" style:font-name-complex="Droid Sans Mono"/>
    </style:style>
    <style:style style:name="T125" style:parent-style-name="DefaultParagraphFont" style:family="text">
      <style:text-properties style:font-name="Droid Sans Mono" style:font-name-asian="Droid Sans Mono" style:font-name-complex="Droid Sans Mono"/>
    </style:style>
    <style:style style:name="P126" style:parent-style-name="Standard" style:family="paragraph">
      <style:text-properties style:font-name="Droid Sans Mono" style:font-name-asian="Droid Sans Mono" style:font-name-complex="Droid Sans Mono"/>
    </style:style>
    <style:style style:name="P127" style:parent-style-name="Standard" style:family="paragraph">
      <style:text-properties style:font-name="Times New Roman" style:font-name-asian="Times New Roman" style:font-name-complex="Times New Roman"/>
    </style:style>
    <style:style style:name="T128" style:parent-style-name="DefaultParagraphFont" style:family="text">
      <style:text-properties style:font-name="Droid Sans Mono" style:font-name-asian="Droid Sans Mono" style:font-name-complex="Droid Sans Mono"/>
    </style:style>
    <style:style style:name="T129" style:parent-style-name="DefaultParagraphFont" style:family="text">
      <style:text-properties style:font-name="Droid Sans Mono" style:font-name-asian="Droid Sans Mono" style:font-name-complex="Droid Sans Mono"/>
    </style:style>
    <style:style style:name="T130" style:parent-style-name="DefaultParagraphFont" style:family="text">
      <style:text-properties style:font-name="Droid Sans Mono" style:font-name-asian="Droid Sans Mono" style:font-name-complex="Droid Sans Mono"/>
    </style:style>
    <style:style style:name="T131" style:parent-style-name="DefaultParagraphFont" style:family="text">
      <style:text-properties style:font-name="Droid Sans Mono" style:font-name-asian="Droid Sans Mono" style:font-name-complex="Droid Sans Mono"/>
    </style:style>
    <style:style style:name="T132" style:parent-style-name="DefaultParagraphFont" style:family="text">
      <style:text-properties style:font-name="Droid Sans Mono" style:font-name-asian="Droid Sans Mono" style:font-name-complex="Droid Sans Mono"/>
    </style:style>
    <style:style style:name="T133" style:parent-style-name="DefaultParagraphFont" style:family="text">
      <style:text-properties style:font-name="Droid Sans Mono" style:font-name-asian="Droid Sans Mono" style:font-name-complex="Droid Sans Mono"/>
    </style:style>
    <style:style style:name="T134" style:parent-style-name="DefaultParagraphFont" style:family="text">
      <style:text-properties style:font-name="Droid Sans Mono" style:font-name-asian="Droid Sans Mono" style:font-name-complex="Droid Sans Mono"/>
    </style:style>
    <style:style style:name="T135" style:parent-style-name="DefaultParagraphFont" style:family="text">
      <style:text-properties style:font-name="Droid Sans Mono" style:font-name-asian="Droid Sans Mono" style:font-name-complex="Droid Sans Mono"/>
    </style:style>
    <style:style style:name="P136" style:parent-style-name="Standard" style:family="paragraph">
      <style:text-properties style:font-name="Times New Roman" style:font-name-asian="Times New Roman" style:font-name-complex="Times New Roman"/>
    </style:style>
    <style:style style:name="T137" style:parent-style-name="DefaultParagraphFont" style:family="text">
      <style:text-properties style:font-name="Droid Sans Mono" style:font-name-asian="Droid Sans Mono" style:font-name-complex="Droid Sans Mono"/>
    </style:style>
    <style:style style:name="T138" style:parent-style-name="DefaultParagraphFont" style:family="text">
      <style:text-properties style:font-name="Droid Sans Mono" style:font-name-asian="Droid Sans Mono" style:font-name-complex="Droid Sans Mono"/>
    </style:style>
    <style:style style:name="T139" style:parent-style-name="DefaultParagraphFont" style:family="text">
      <style:text-properties style:font-name="Droid Sans Mono" style:font-name-asian="Droid Sans Mono" style:font-name-complex="Droid Sans Mono"/>
    </style:style>
    <style:style style:name="T140" style:parent-style-name="DefaultParagraphFont" style:family="text">
      <style:text-properties style:font-name="Droid Sans Mono" style:font-name-asian="Droid Sans Mono" style:font-name-complex="Droid Sans Mono"/>
    </style:style>
    <style:style style:name="P141" style:parent-style-name="Standard" style:family="paragraph">
      <style:text-properties style:font-name="Times New Roman" style:font-name-asian="Times New Roman" style:font-name-complex="Times New Roman"/>
    </style:style>
    <style:style style:name="TableColumn143" style:family="table-column">
      <style:table-column-properties style:column-width="3.4618in" style:use-optimal-column-width="false"/>
    </style:style>
    <style:style style:name="TableColumn144" style:family="table-column">
      <style:table-column-properties style:column-width="3.4631in" style:use-optimal-column-width="false"/>
    </style:style>
    <style:style style:name="Table142" style:family="table">
      <style:table-properties style:width="6.925in" fo:margin-left="-0.0402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14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4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15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15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5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15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16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63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16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16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7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17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17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7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17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18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8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18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19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9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19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9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20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0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20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P20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209" style:parent-style-name="Standard" style:family="paragraph">
      <style:text-properties style:font-name="Times New Roman" style:font-name-asian="Times New Roman" style:font-name-complex="Times New Roman"/>
    </style:style>
    <style:style style:name="P2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P2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en" style:country-asian="US" style:language-complex="ar" style:country-complex="SA"/>
    </style:style>
    <style:style style:name="P2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2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2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3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7BA7D" fo:font-size="10.5pt" style:font-size-asian="10.5pt" style:font-size-complex="10.5pt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/>
    </style:style>
    <style:style style:name="P4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4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US" style:language-complex="ar" style:country-complex="SA" fo:hyphenate="true"/>
    </style:style>
    <style:style style:name="P43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431" style:parent-style-name="Normal" style:family="paragraph">
      <style:paragraph-properties fo:widows="0" fo:orphans="0" fo:break-before="page"/>
      <style:text-properties style:font-name="Times New Roman" style:font-name-asian="Times New Roman" style:font-name-complex="Times New Roman" fo:hyphenate="true"/>
    </style:style>
    <style:style style:name="P432" style:parent-style-name="Standard" style:family="paragraph">
      <style:text-properties style:font-name="Times New Roman" style:font-name-asian="Times New Roman" style:font-name-complex="Times New Roman"/>
    </style:style>
    <style:style style:name="T433" style:parent-style-name="DefaultParagraphFont" style:family="text">
      <style:text-properties style:font-name="Droid Sans Mono" style:font-name-asian="Droid Sans Mono" style:font-name-complex="Droid Sans Mono"/>
    </style:style>
    <style:style style:name="T434" style:parent-style-name="DefaultParagraphFont" style:family="text">
      <style:text-properties style:font-name="Droid Sans Mono" style:font-name-asian="Droid Sans Mono" style:font-name-complex="Droid Sans Mono"/>
    </style:style>
    <style:style style:name="T435" style:parent-style-name="DefaultParagraphFont" style:family="text">
      <style:text-properties style:font-name="Droid Sans Mono" style:font-name-asian="Droid Sans Mono" style:font-name-complex="Droid Sans Mono"/>
    </style:style>
    <style:style style:name="T436" style:parent-style-name="DefaultParagraphFont" style:family="text">
      <style:text-properties style:font-name="Droid Sans Mono" style:font-name-asian="Droid Sans Mono" style:font-name-complex="Droid Sans Mono"/>
    </style:style>
    <style:style style:name="T437" style:parent-style-name="DefaultParagraphFont" style:family="text">
      <style:text-properties style:font-name="Droid Sans Mono" style:font-name-asian="Droid Sans Mono" style:font-name-complex="Droid Sans Mono"/>
    </style:style>
    <style:style style:name="P438" style:parent-style-name="Standard" style:family="paragraph">
      <style:text-properties style:font-name="Droid Sans Mono" style:font-name-asian="Droid Sans Mono" style:font-name-complex="Droid Sans Mono"/>
    </style:style>
    <style:style style:name="T439" style:parent-style-name="DefaultParagraphFont" style:family="text">
      <style:text-properties style:font-name="Droid Sans Mono" style:font-name-asian="Droid Sans Mono" style:font-name-complex="Droid Sans Mono"/>
    </style:style>
    <style:style style:name="P440" style:parent-style-name="Standard" style:family="paragraph">
      <style:text-properties style:font-name="Droid Sans Mono" style:font-name-asian="Droid Sans Mono" style:font-name-complex="Droid Sans Mono"/>
    </style:style>
    <style:style style:name="T441" style:parent-style-name="DefaultParagraphFont" style:family="text">
      <style:text-properties style:font-name="Droid Sans Mono" style:font-name-asian="Droid Sans Mono" style:font-name-complex="Droid Sans Mono"/>
    </style:style>
    <style:style style:name="P442" style:parent-style-name="Standard" style:family="paragraph">
      <style:text-properties style:font-name="Droid Sans Mono" style:font-name-asian="Droid Sans Mono" style:font-name-complex="Droid Sans Mono"/>
    </style:style>
    <style:style style:name="T443" style:parent-style-name="DefaultParagraphFont" style:family="text">
      <style:text-properties style:font-name="Droid Sans Mono" style:font-name-asian="Droid Sans Mono" style:font-name-complex="Droid Sans Mono"/>
    </style:style>
    <style:style style:name="P444" style:parent-style-name="Standard" style:family="paragraph">
      <style:text-properties style:font-name="Droid Sans Mono" style:font-name-asian="Droid Sans Mono" style:font-name-complex="Droid Sans Mono"/>
    </style:style>
    <style:style style:name="T445" style:parent-style-name="DefaultParagraphFont" style:family="text">
      <style:text-properties style:font-name="Droid Sans Mono" style:font-name-asian="Droid Sans Mono" style:font-name-complex="Droid Sans Mono"/>
    </style:style>
    <style:style style:name="T446" style:parent-style-name="DefaultParagraphFont" style:family="text">
      <style:text-properties style:font-name="Droid Sans Mono" style:font-name-asian="Droid Sans Mono" style:font-name-complex="Droid Sans Mono"/>
    </style:style>
    <style:style style:name="P447" style:parent-style-name="Standard" style:family="paragraph">
      <style:text-properties style:font-name="Droid Sans Mono" style:font-name-asian="Droid Sans Mono" style:font-name-complex="Droid Sans Mono"/>
    </style:style>
    <style:style style:name="P448" style:parent-style-name="Standard" style:family="paragraph">
      <style:text-properties style:font-name="Times New Roman" style:font-name-asian="Times New Roman" style:font-name-complex="Times New Roman"/>
    </style:style>
    <style:style style:name="T449" style:parent-style-name="DefaultParagraphFont" style:family="text">
      <style:text-properties style:font-name="Droid Sans Mono" style:font-name-asian="Droid Sans Mono" style:font-name-complex="Droid Sans Mono"/>
    </style:style>
    <style:style style:name="T450" style:parent-style-name="DefaultParagraphFont" style:family="text">
      <style:text-properties style:font-name="Droid Sans Mono" style:font-name-asian="Droid Sans Mono" style:font-name-complex="Droid Sans Mono"/>
    </style:style>
    <style:style style:name="T451" style:parent-style-name="DefaultParagraphFont" style:family="text">
      <style:text-properties style:font-name="Droid Sans Mono" style:font-name-asian="Droid Sans Mono" style:font-name-complex="Droid Sans Mono"/>
    </style:style>
    <style:style style:name="T452" style:parent-style-name="DefaultParagraphFont" style:family="text">
      <style:text-properties style:font-name="Droid Sans Mono" style:font-name-asian="Droid Sans Mono" style:font-name-complex="Droid Sans Mono"/>
    </style:style>
    <style:style style:name="T453" style:parent-style-name="DefaultParagraphFont" style:family="text">
      <style:text-properties style:font-name="Droid Sans Mono" style:font-name-asian="Droid Sans Mono" style:font-name-complex="Droid Sans Mono"/>
    </style:style>
    <style:style style:name="P454" style:parent-style-name="Standard" style:family="paragraph">
      <style:text-properties style:font-name="Droid Sans Mono" style:font-name-asian="Droid Sans Mono" style:font-name-complex="Droid Sans Mono"/>
    </style:style>
    <style:style style:name="T455" style:parent-style-name="DefaultParagraphFont" style:family="text">
      <style:text-properties style:font-name="Droid Sans Mono" style:font-name-asian="Droid Sans Mono" style:font-name-complex="Droid Sans Mono"/>
    </style:style>
    <style:style style:name="T456" style:parent-style-name="DefaultParagraphFont" style:family="text">
      <style:text-properties style:font-name="Droid Sans Mono" style:font-name-asian="Droid Sans Mono" style:font-name-complex="Droid Sans Mono"/>
    </style:style>
    <style:style style:name="T457" style:parent-style-name="DefaultParagraphFont" style:family="text">
      <style:text-properties style:font-name="Droid Sans Mono" style:font-name-asian="Droid Sans Mono" style:font-name-complex="Droid Sans Mono"/>
    </style:style>
    <style:style style:name="T458" style:parent-style-name="DefaultParagraphFont" style:family="text">
      <style:text-properties style:font-name="Droid Sans Mono" style:font-name-asian="Droid Sans Mono" style:font-name-complex="Droid Sans Mono"/>
    </style:style>
    <style:style style:name="T459" style:parent-style-name="DefaultParagraphFont" style:family="text">
      <style:text-properties style:font-name="Droid Sans Mono" style:font-name-asian="Droid Sans Mono" style:font-name-complex="Droid Sans Mono"/>
    </style:style>
    <style:style style:name="P460" style:parent-style-name="Standard" style:family="paragraph">
      <style:text-properties style:font-name="Droid Sans Mono" style:font-name-asian="Droid Sans Mono" style:font-name-complex="Droid Sans Mono"/>
    </style:style>
    <style:style style:name="T461" style:parent-style-name="DefaultParagraphFont" style:family="text">
      <style:text-properties style:font-name="Droid Sans Mono" style:font-name-asian="Droid Sans Mono" style:font-name-complex="Droid Sans Mono"/>
    </style:style>
    <style:style style:name="T462" style:parent-style-name="DefaultParagraphFont" style:family="text">
      <style:text-properties style:font-name="Droid Sans Mono" style:font-name-asian="Droid Sans Mono" style:font-name-complex="Droid Sans Mono"/>
    </style:style>
    <style:style style:name="T463" style:parent-style-name="DefaultParagraphFont" style:family="text">
      <style:text-properties style:font-name="Droid Sans Mono" style:font-name-asian="Droid Sans Mono" style:font-name-complex="Droid Sans Mono"/>
    </style:style>
    <style:style style:name="T464" style:parent-style-name="DefaultParagraphFont" style:family="text">
      <style:text-properties style:font-name="Droid Sans Mono" style:font-name-asian="Droid Sans Mono" style:font-name-complex="Droid Sans Mono"/>
    </style:style>
    <style:style style:name="T465" style:parent-style-name="DefaultParagraphFont" style:family="text">
      <style:text-properties style:font-name="Droid Sans Mono" style:font-name-asian="Droid Sans Mono" style:font-name-complex="Droid Sans Mono"/>
    </style:style>
    <style:style style:name="P466" style:parent-style-name="Standard" style:family="paragraph">
      <style:text-properties style:font-name="Droid Sans Mono" style:font-name-asian="Droid Sans Mono" style:font-name-complex="Droid Sans Mono"/>
    </style:style>
    <style:style style:name="P467" style:parent-style-name="Standard" style:family="paragraph">
      <style:text-properties style:font-name="Times New Roman" style:font-name-asian="Times New Roman" style:font-name-complex="Times New Roman"/>
    </style:style>
    <style:style style:name="P468" style:parent-style-name="Standard" style:family="paragraph">
      <style:text-properties style:font-name="Times New Roman" style:font-name-asian="Times New Roman" style:font-name-complex="Times New Roman"/>
    </style:style>
    <style:style style:name="P469" style:parent-style-name="Standard" style:family="paragraph">
      <style:text-properties style:font-name="Times New Roman" style:font-name-asian="Times New Roman" style:font-name-complex="Times New Roman"/>
    </style:style>
    <style:style style:name="P470" style:parent-style-name="Standard" style:family="paragraph">
      <style:text-properties style:font-name="Times New Roman" style:font-name-asian="Times New Roman" style:font-name-complex="Times New Roman"/>
    </style:style>
    <style:style style:name="P471" style:parent-style-name="Standard" style:family="paragraph">
      <style:text-properties style:font-name="Times New Roman" style:font-name-asian="Times New Roman" style:font-name-complex="Times New Roman"/>
    </style:style>
    <style:style style:name="P472" style:parent-style-name="Standard" style:family="paragraph">
      <style:text-properties style:font-name="Times New Roman" style:font-name-asian="Times New Roman" style:font-name-complex="Times New Roman"/>
    </style:style>
    <style:style style:name="P473" style:parent-style-name="Standard" style:family="paragraph">
      <style:text-properties style:font-name="Times New Roman" style:font-name-asian="Times New Roman" style:font-name-complex="Times New Roman"/>
    </style:style>
    <style:style style:name="T474" style:parent-style-name="DefaultParagraphFont" style:family="text">
      <style:text-properties style:font-name="Droid Sans Mono" style:font-name-asian="Droid Sans Mono" style:font-name-complex="Droid Sans Mono"/>
    </style:style>
    <style:style style:name="T475" style:parent-style-name="DefaultParagraphFont" style:family="text">
      <style:text-properties style:font-name="Droid Sans Mono" style:font-name-asian="Droid Sans Mono" style:font-name-complex="Droid Sans Mono"/>
    </style:style>
    <style:style style:name="T476" style:parent-style-name="DefaultParagraphFont" style:family="text">
      <style:text-properties style:font-name="Droid Sans Mono" style:font-name-asian="Droid Sans Mono" style:font-name-complex="Droid Sans Mono"/>
    </style:style>
    <style:style style:name="T477" style:parent-style-name="DefaultParagraphFont" style:family="text">
      <style:text-properties style:font-name="Droid Sans Mono" style:font-name-asian="Droid Sans Mono" style:font-name-complex="Droid Sans Mono"/>
    </style:style>
    <style:style style:name="T478" style:parent-style-name="DefaultParagraphFont" style:family="text">
      <style:text-properties style:font-name="Droid Sans Mono" style:font-name-asian="Droid Sans Mono" style:font-name-complex="Droid Sans Mono"/>
    </style:style>
    <style:style style:name="P479" style:parent-style-name="Standard" style:family="paragraph">
      <style:text-properties style:font-name="Droid Sans Mono" style:font-name-asian="Droid Sans Mono" style:font-name-complex="Droid Sans Mono"/>
    </style:style>
    <style:style style:name="P480" style:parent-style-name="Standard" style:family="paragraph">
      <style:text-properties style:font-name="Droid Sans Mono" style:font-name-asian="Droid Sans Mono" style:font-name-complex="Droid Sans Mono"/>
    </style:style>
    <style:style style:name="P481" style:parent-style-name="Standard" style:family="paragraph">
      <style:text-properties style:font-name="Times New Roman" style:font-name-asian="Times New Roman" style:font-name-complex="Times New Roman"/>
    </style:style>
    <style:style style:name="P482" style:parent-style-name="Standard" style:family="paragraph">
      <style:text-properties style:font-name="Times New Roman" style:font-name-asian="Times New Roman" style:font-name-complex="Times New Roman"/>
    </style:style>
    <style:style style:name="P483" style:parent-style-name="Standard" style:family="paragraph">
      <style:text-properties style:font-name="Times New Roman" style:font-name-asian="Times New Roman" style:font-name-complex="Times New Roman"/>
    </style:style>
    <style:style style:name="P484" style:parent-style-name="Standard" style:family="paragraph">
      <style:text-properties style:font-name="Times New Roman" style:font-name-asian="Times New Roman" style:font-name-complex="Times New Roman"/>
    </style:style>
    <style:style style:name="T48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8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8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8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8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9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499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0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1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2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3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36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37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38" style:parent-style-name="Standard" style:family="paragraph">
      <style:text-properties style:font-name="Times New Roman" style:font-name-asian="Times New Roman" style:font-name-complex="Times New Roman"/>
    </style:style>
    <style:style style:name="T539" style:parent-style-name="DefaultParagraphFont" style:family="text">
      <style:text-properties style:font-name="Droid Sans Mono" style:font-name-asian="Droid Sans Mono" style:font-name-complex="Droid Sans Mono"/>
    </style:style>
    <style:style style:name="P540" style:parent-style-name="Standard" style:family="paragraph">
      <style:text-properties style:font-name="Droid Sans Mono" style:font-name-asian="Droid Sans Mono" style:font-name-complex="Droid Sans Mono"/>
    </style:style>
    <style:style style:name="T541" style:parent-style-name="DefaultParagraphFont" style:family="text">
      <style:text-properties style:font-name="Droid Sans Mono" style:font-name-asian="Droid Sans Mono" style:font-name-complex="Droid Sans Mono"/>
    </style:style>
    <style:style style:name="P542" style:parent-style-name="Standard" style:family="paragraph">
      <style:text-properties style:font-name="Droid Sans Mono" style:font-name-asian="Droid Sans Mono" style:font-name-complex="Droid Sans Mono"/>
    </style:style>
    <style:style style:name="T543" style:parent-style-name="DefaultParagraphFont" style:family="text">
      <style:text-properties style:font-name="Droid Sans Mono" style:font-name-asian="Droid Sans Mono" style:font-name-complex="Droid Sans Mono"/>
    </style:style>
    <style:style style:name="P544" style:parent-style-name="Standard" style:family="paragraph">
      <style:text-properties style:font-name="Droid Sans Mono" style:font-name-asian="Droid Sans Mono" style:font-name-complex="Droid Sans Mono"/>
    </style:style>
    <style:style style:name="T545" style:parent-style-name="DefaultParagraphFont" style:family="text">
      <style:text-properties style:font-name="Droid Sans Mono" style:font-name-asian="Droid Sans Mono" style:font-name-complex="Droid Sans Mono"/>
    </style:style>
    <style:style style:name="T546" style:parent-style-name="DefaultParagraphFont" style:family="text">
      <style:text-properties style:font-name="Droid Sans Mono" style:font-name-asian="Droid Sans Mono" style:font-name-complex="Droid Sans Mono"/>
    </style:style>
    <style:style style:name="T547" style:parent-style-name="DefaultParagraphFont" style:family="text">
      <style:text-properties style:font-name="Droid Sans Mono" style:font-name-asian="Droid Sans Mono" style:font-name-complex="Droid Sans Mono"/>
    </style:style>
    <style:style style:name="T548" style:parent-style-name="DefaultParagraphFont" style:family="text">
      <style:text-properties style:font-name="Droid Sans Mono" style:font-name-asian="Droid Sans Mono" style:font-name-complex="Droid Sans Mono"/>
    </style:style>
    <style:style style:name="T549" style:parent-style-name="DefaultParagraphFont" style:family="text">
      <style:text-properties style:font-name="Droid Sans Mono" style:font-name-asian="Droid Sans Mono" style:font-name-complex="Droid Sans Mono"/>
    </style:style>
    <style:style style:name="P550" style:parent-style-name="Standard" style:family="paragraph">
      <style:text-properties style:font-name="Droid Sans Mono" style:font-name-asian="Droid Sans Mono" style:font-name-complex="Droid Sans Mono"/>
    </style:style>
    <style:style style:name="P551" style:parent-style-name="Standard" style:family="paragraph">
      <style:text-properties style:font-name="Droid Sans Mono" style:font-name-asian="Droid Sans Mono" style:font-name-complex="Droid Sans Mono"/>
    </style:style>
    <style:style style:name="P552" style:parent-style-name="Standard" style:family="paragraph">
      <style:text-properties style:font-name="Droid Sans Mono" style:font-name-asian="Droid Sans Mono" style:font-name-complex="Droid Sans Mono"/>
    </style:style>
    <style:style style:name="P553" style:parent-style-name="Standard" style:family="paragraph">
      <style:text-properties style:font-name="Droid Sans Mono" style:font-name-asian="Droid Sans Mono" style:font-name-complex="Droid Sans Mono"/>
    </style:style>
    <style:style style:name="P554" style:parent-style-name="Standard" style:family="paragraph">
      <style:text-properties style:font-name="Droid Sans Mono" style:font-name-asian="Droid Sans Mono" style:font-name-complex="Droid Sans Mono"/>
    </style:style>
    <style:style style:name="P555" style:parent-style-name="Standard" style:family="paragraph">
      <style:text-properties style:font-name="Droid Sans Mono" style:font-name-asian="Droid Sans Mono" style:font-name-complex="Droid Sans Mono"/>
    </style:style>
    <style:style style:name="P556" style:parent-style-name="Standard" style:family="paragraph">
      <style:text-properties style:font-name="Droid Sans Mono" style:font-name-asian="Droid Sans Mono" style:font-name-complex="Droid Sans Mono"/>
    </style:style>
    <style:style style:name="P557" style:parent-style-name="Standard" style:family="paragraph">
      <style:text-properties style:font-name="Times New Roman" style:font-name-asian="Times New Roman" style:font-name-complex="Times New Roman"/>
    </style:style>
    <style:style style:name="P558" style:parent-style-name="Standard" style:family="paragraph">
      <style:text-properties style:font-name="Droid Sans Mono" style:font-name-asian="Droid Sans Mono" style:font-name-complex="Droid Sans Mono"/>
    </style:style>
    <style:style style:name="T559" style:parent-style-name="DefaultParagraphFont" style:family="text">
      <style:text-properties style:font-name="Droid Sans Mono" style:font-name-asian="Droid Sans Mono" style:font-name-complex="Droid Sans Mono"/>
    </style:style>
    <style:style style:name="T560" style:parent-style-name="DefaultParagraphFont" style:family="text">
      <style:text-properties style:font-name="Droid Sans Mono" style:font-name-asian="Droid Sans Mono" style:font-name-complex="Droid Sans Mono"/>
    </style:style>
    <style:style style:name="T561" style:parent-style-name="DefaultParagraphFont" style:family="text">
      <style:text-properties style:font-name="Droid Sans Mono" style:font-name-asian="Droid Sans Mono" style:font-name-complex="Droid Sans Mono"/>
    </style:style>
    <style:style style:name="T562" style:parent-style-name="DefaultParagraphFont" style:family="text">
      <style:text-properties style:font-name="Droid Sans Mono" style:font-name-asian="Droid Sans Mono" style:font-name-complex="Droid Sans Mono"/>
    </style:style>
    <style:style style:name="T563" style:parent-style-name="DefaultParagraphFont" style:family="text">
      <style:text-properties style:font-name="Droid Sans Mono" style:font-name-asian="Droid Sans Mono" style:font-name-complex="Droid Sans Mono"/>
    </style:style>
    <style:style style:name="T564" style:parent-style-name="DefaultParagraphFont" style:family="text">
      <style:text-properties style:font-name="Droid Sans Mono" style:font-name-asian="Droid Sans Mono" style:font-name-complex="Droid Sans Mono"/>
    </style:style>
    <style:style style:name="T565" style:parent-style-name="DefaultParagraphFont" style:family="text">
      <style:text-properties style:font-name="Droid Sans Mono" style:font-name-asian="Droid Sans Mono" style:font-name-complex="Droid Sans Mono"/>
    </style:style>
    <style:style style:name="T566" style:parent-style-name="DefaultParagraphFont" style:family="text">
      <style:text-properties style:font-name="Droid Sans Mono" style:font-name-asian="Droid Sans Mono" style:font-name-complex="Droid Sans Mono"/>
    </style:style>
    <style:style style:name="T567" style:parent-style-name="DefaultParagraphFont" style:family="text">
      <style:text-properties style:font-name="Droid Sans Mono" style:font-name-asian="Droid Sans Mono" style:font-name-complex="Droid Sans Mono"/>
    </style:style>
    <style:style style:name="T568" style:parent-style-name="DefaultParagraphFont" style:family="text">
      <style:text-properties style:font-name="Droid Sans Mono" style:font-name-asian="Droid Sans Mono" style:font-name-complex="Droid Sans Mono"/>
    </style:style>
    <style:style style:name="T569" style:parent-style-name="DefaultParagraphFont" style:family="text">
      <style:text-properties style:font-name="Droid Sans Mono" style:font-name-asian="Droid Sans Mono" style:font-name-complex="Droid Sans Mono"/>
    </style:style>
    <style:style style:name="T570" style:parent-style-name="DefaultParagraphFont" style:family="text">
      <style:text-properties style:font-name="Droid Sans Mono" style:font-name-asian="Droid Sans Mono" style:font-name-complex="Droid Sans Mono"/>
    </style:style>
    <style:style style:name="T571" style:parent-style-name="DefaultParagraphFont" style:family="text">
      <style:text-properties style:font-name="Droid Sans Mono" style:font-name-asian="Droid Sans Mono" style:font-name-complex="Droid Sans Mono"/>
    </style:style>
    <style:style style:name="P572" style:parent-style-name="Standard" style:family="paragraph">
      <style:text-properties style:font-name="Droid Sans Mono" style:font-name-asian="Droid Sans Mono" style:font-name-complex="Droid Sans Mono"/>
    </style:style>
    <style:style style:name="P573" style:parent-style-name="Standard" style:family="paragraph">
      <style:text-properties style:font-name="Droid Sans Mono" style:font-name-asian="Droid Sans Mono" style:font-name-complex="Droid Sans Mono"/>
    </style:style>
    <style:style style:name="T574" style:parent-style-name="DefaultParagraphFont" style:family="text">
      <style:text-properties style:font-name="Droid Sans Mono" style:font-name-asian="Droid Sans Mono" style:font-name-complex="Droid Sans Mono"/>
    </style:style>
    <style:style style:name="T57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7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7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7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7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8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593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59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0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1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6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627" style:parent-style-name="Standard" style:family="paragraph">
      <style:text-properties style:font-name="Times New Roman" style:font-name-asian="Times New Roman" style:font-name-complex="Times New Roman"/>
    </style:style>
    <style:style style:name="T628" style:parent-style-name="DefaultParagraphFont" style:family="text">
      <style:text-properties style:font-name="Droid Sans Mono" style:font-name-asian="Droid Sans Mono" style:font-name-complex="Droid Sans Mono"/>
    </style:style>
    <style:style style:name="T629" style:parent-style-name="DefaultParagraphFont" style:family="text">
      <style:text-properties fo:font-weight="bold" style:font-weight-asian="bold"/>
    </style:style>
    <style:style style:name="T630" style:parent-style-name="DefaultParagraphFont" style:family="text">
      <style:text-properties fo:font-weight="bold" style:font-weight-asian="bold"/>
    </style:style>
    <style:style style:name="T631" style:parent-style-name="DefaultParagraphFont" style:family="text">
      <style:text-properties fo:font-weight="bold" style:font-weight-asian="bold"/>
    </style:style>
    <style:style style:name="T632" style:parent-style-name="DefaultParagraphFont" style:family="text">
      <style:text-properties fo:font-weight="bold" style:font-weight-asian="bold"/>
    </style:style>
    <style:style style:name="T633" style:parent-style-name="DefaultParagraphFont" style:family="text">
      <style:text-properties style:font-name="Droid Sans Mono" style:font-name-asian="Droid Sans Mono" style:font-name-complex="Droid Sans Mono"/>
    </style:style>
    <style:style style:name="P634" style:parent-style-name="Standard" style:family="paragraph">
      <style:text-properties style:font-name="Droid Sans Mono" style:font-name-asian="Droid Sans Mono" style:font-name-complex="Droid Sans Mono"/>
    </style:style>
    <style:style style:name="T635" style:parent-style-name="DefaultParagraphFont" style:family="text">
      <style:text-properties style:font-name="Droid Sans Mono" style:font-name-asian="Droid Sans Mono" style:font-name-complex="Droid Sans Mono"/>
    </style:style>
    <style:style style:name="P636" style:parent-style-name="Standard" style:family="paragraph">
      <style:text-properties style:font-name="Droid Sans Mono" style:font-name-asian="Droid Sans Mono" style:font-name-complex="Droid Sans Mono"/>
    </style:style>
    <style:style style:name="TableColumn638" style:family="table-column">
      <style:table-column-properties style:column-width="0.4069in" style:use-optimal-column-width="false"/>
    </style:style>
    <style:style style:name="TableColumn639" style:family="table-column">
      <style:table-column-properties style:column-width="2.6048in" style:use-optimal-column-width="false"/>
    </style:style>
    <style:style style:name="TableColumn640" style:family="table-column">
      <style:table-column-properties style:column-width="2.7291in" style:use-optimal-column-width="false"/>
    </style:style>
    <style:style style:name="TableColumn641" style:family="table-column">
      <style:table-column-properties style:column-width="1.1861in" style:use-optimal-column-width="false"/>
    </style:style>
    <style:style style:name="Table637" style:family="table">
      <style:table-properties style:width="6.927in" fo:margin-left="-0.0402in" table:align="left"/>
    </style:style>
    <style:style style:name="TableRow642" style:family="table-row">
      <style:table-row-properties style:min-row-height="0.3888in" style:use-optimal-row-height="false"/>
    </style:style>
    <style:style style:name="TableCell64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44" style:parent-style-name="Standard" style:family="paragraph">
      <style:paragraph-properties fo:text-align="center"/>
      <style:text-properties style:font-name="Droid Sans Mono" style:font-name-asian="Droid Sans Mono" style:font-name-complex="Droid Sans Mono" fo:color="#000000"/>
    </style:style>
    <style:style style:name="TableCell64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46" style:parent-style-name="Standard" style:family="paragraph">
      <style:paragraph-properties fo:text-align="center"/>
    </style:style>
    <style:style style:name="T64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4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49" style:parent-style-name="Standard" style:family="paragraph">
      <style:paragraph-properties fo:text-align="center"/>
    </style:style>
    <style:style style:name="T65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5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65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654" style:family="table-row">
      <style:table-row-properties style:min-row-height="0.3888in" style:use-optimal-row-height="false"/>
    </style:style>
    <style:style style:name="TableCell65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56" style:parent-style-name="Standard" style:family="paragraph">
      <style:paragraph-properties fo:text-align="center"/>
    </style:style>
    <style:style style:name="T65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5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59" style:parent-style-name="Standard" style:family="paragraph">
      <style:paragraph-properties fo:text-align="center"/>
    </style:style>
    <style:style style:name="T66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6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62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663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64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665" style:family="table-row">
      <style:table-row-properties style:min-row-height="0.3888in" style:use-optimal-row-height="false"/>
    </style:style>
    <style:style style:name="TableCell66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67" style:parent-style-name="Standard" style:family="paragraph">
      <style:paragraph-properties fo:text-align="center"/>
    </style:style>
    <style:style style:name="T66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6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70" style:parent-style-name="Standard" style:family="paragraph">
      <style:paragraph-properties fo:text-align="center"/>
    </style:style>
    <style:style style:name="T67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7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73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67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75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676" style:family="table-row">
      <style:table-row-properties style:min-row-height="0.3888in" style:use-optimal-row-height="false"/>
    </style:style>
    <style:style style:name="TableCell67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78" style:parent-style-name="Standard" style:family="paragraph">
      <style:paragraph-properties fo:text-align="center"/>
    </style:style>
    <style:style style:name="T67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8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68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8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84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68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86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687" style:family="table-row">
      <style:table-row-properties style:min-row-height="0.3888in" style:use-optimal-row-height="false"/>
    </style:style>
    <style:style style:name="TableCell68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69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9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69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69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95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69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9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698" style:family="table-row">
      <style:table-row-properties style:min-row-height="0.3888in" style:use-optimal-row-height="false"/>
    </style:style>
    <style:style style:name="TableCell69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00" style:parent-style-name="Standard" style:family="paragraph">
      <style:paragraph-properties fo:text-align="center"/>
    </style:style>
    <style:style style:name="T70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0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03" style:parent-style-name="Standard" style:family="paragraph">
      <style:paragraph-properties fo:text-align="center"/>
    </style:style>
    <style:style style:name="T70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0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06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0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0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09" style:family="table-row">
      <style:table-row-properties style:min-row-height="0.3888in" style:use-optimal-row-height="false"/>
    </style:style>
    <style:style style:name="TableCell71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1" style:parent-style-name="Standard" style:family="paragraph">
      <style:paragraph-properties fo:text-align="center"/>
    </style:style>
    <style:style style:name="T71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1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4" style:parent-style-name="Standard" style:family="paragraph">
      <style:paragraph-properties fo:text-align="center"/>
    </style:style>
    <style:style style:name="T71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1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1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1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1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20" style:family="table-row">
      <style:table-row-properties style:min-row-height="0.3888in" style:use-optimal-row-height="false"/>
    </style:style>
    <style:style style:name="TableCell72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2" style:parent-style-name="Standard" style:family="paragraph">
      <style:paragraph-properties fo:text-align="center"/>
    </style:style>
    <style:style style:name="T72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2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5" style:parent-style-name="Standard" style:family="paragraph">
      <style:paragraph-properties fo:text-align="center"/>
    </style:style>
    <style:style style:name="T72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2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2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30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731" style:family="table-row">
      <style:table-row-properties style:min-row-height="0.4027in" style:use-optimal-row-height="false"/>
    </style:style>
    <style:style style:name="TableCell73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3" style:parent-style-name="Standard" style:family="paragraph">
      <style:paragraph-properties fo:text-align="center"/>
    </style:style>
    <style:style style:name="T73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3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6" style:parent-style-name="Standard" style:family="paragraph">
      <style:paragraph-properties fo:text-align="center"/>
    </style:style>
    <style:style style:name="T73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73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3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74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41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P742" style:parent-style-name="Standard" style:family="paragraph">
      <style:text-properties style:font-name="Times New Roman" style:font-name-asian="Times New Roman" style:font-name-complex="Times New Roman"/>
    </style:style>
    <style:style style:name="P743" style:parent-style-name="Standard" style:family="paragraph">
      <style:text-properties style:font-name="Times New Roman" style:font-name-asian="Times New Roman" style:font-name-complex="Times New Roman"/>
    </style:style>
    <style:style style:name="T744" style:parent-style-name="DefaultParagraphFont" style:family="text">
      <style:text-properties style:font-name="Droid Sans Mono" style:font-name-asian="Droid Sans Mono" style:font-name-complex="Droid Sans Mono"/>
    </style:style>
    <style:style style:name="T745" style:parent-style-name="DefaultParagraphFont" style:family="text">
      <style:text-properties style:font-name="Droid Sans Mono" style:font-name-asian="Droid Sans Mono" style:font-name-complex="Droid Sans Mono"/>
    </style:style>
    <style:style style:name="T746" style:parent-style-name="DefaultParagraphFont" style:family="text">
      <style:text-properties style:font-name="Droid Sans Mono" style:font-name-asian="Droid Sans Mono" style:font-name-complex="Droid Sans Mono"/>
    </style:style>
    <style:style style:name="T747" style:parent-style-name="DefaultParagraphFont" style:family="text">
      <style:text-properties style:font-name="Droid Sans Mono" style:font-name-asian="Droid Sans Mono" style:font-name-complex="Droid Sans Mono"/>
    </style:style>
    <style:style style:name="P748" style:parent-style-name="Standard" style:family="paragraph">
      <style:text-properties style:font-name="Droid Sans Mono" style:font-name-asian="Droid Sans Mono" style:font-name-complex="Droid Sans Mono"/>
    </style:style>
    <style:style style:name="T749" style:parent-style-name="DefaultParagraphFont" style:family="text">
      <style:text-properties style:font-name="Droid Sans Mono" style:font-name-asian="Droid Sans Mono" style:font-name-complex="Droid Sans Mono"/>
    </style:style>
    <style:style style:name="T75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751" style:parent-style-name="Standard" style:family="paragraph">
      <style:text-properties style:font-name="Droid Sans Mono" style:font-name-asian="Droid Sans Mono" style:font-name-complex="Droid Sans Mono"/>
    </style:style>
    <style:style style:name="T752" style:parent-style-name="DefaultParagraphFont" style:family="text">
      <style:text-properties style:font-name="Droid Sans Mono" style:font-name-asian="Droid Sans Mono" style:font-name-complex="Droid Sans Mono"/>
    </style:style>
    <style:style style:name="T75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54" style:parent-style-name="DefaultParagraphFont" style:family="text">
      <style:text-properties style:font-name="Droid Sans Mono" style:font-name-asian="Droid Sans Mono" style:font-name-complex="Droid Sans Mono"/>
    </style:style>
    <style:style style:name="P755" style:parent-style-name="Standard" style:family="paragraph">
      <style:text-properties style:font-name="Droid Sans Mono" style:font-name-asian="Droid Sans Mono" style:font-name-complex="Droid Sans Mono"/>
    </style:style>
    <style:style style:name="T756" style:parent-style-name="DefaultParagraphFont" style:family="text">
      <style:text-properties style:font-name="Droid Sans Mono" style:font-name-asian="Droid Sans Mono" style:font-name-complex="Droid Sans Mono"/>
    </style:style>
    <style:style style:name="T757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58" style:parent-style-name="DefaultParagraphFont" style:family="text">
      <style:text-properties style:font-name="Droid Sans Mono" style:font-name-asian="Droid Sans Mono" style:font-name-complex="Droid Sans Mono"/>
    </style:style>
    <style:style style:name="P759" style:parent-style-name="Standard" style:family="paragraph">
      <style:text-properties style:font-name="Droid Sans Mono" style:font-name-asian="Droid Sans Mono" style:font-name-complex="Droid Sans Mono"/>
    </style:style>
    <style:style style:name="T760" style:parent-style-name="DefaultParagraphFont" style:family="text">
      <style:text-properties style:font-name="Droid Sans Mono" style:font-name-asian="Droid Sans Mono" style:font-name-complex="Droid Sans Mono"/>
    </style:style>
    <style:style style:name="T76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762" style:parent-style-name="DefaultParagraphFont" style:family="text">
      <style:text-properties style:font-name="Droid Sans Mono" style:font-name-asian="Droid Sans Mono" style:font-name-complex="Droid Sans Mono"/>
    </style:style>
  </office:automatic-styles>
  <office:body>
    <office:text text:use-soft-page-breaks="true">
      <text:p text:style-name="P1">CS 120 Midterm Study Guide <text:s text:c="42"/>Name______________________________</text:p>
      <text:p text:style-name="Standard"/>
      <text:p text:style-name="Standard">For each following question you can assume that all of the necessary headers<text:s/>are included ( e.g.<text:s/><text:span text:style-name="T2">stdio.h, string.h, stdlib.h</text:span>, etc.). <text:s/>In addition you can assume the size of data types are as follows. <text:s/><text:span text:style-name="T3">char = 1 byte, short = 2 bytes, int = 4 bytes, long = 8 bytes, float = 4 bytes, double = 8 bytes. <text:s/>The size of pointers can be assum</text:span><text:span text:style-name="T4">ed to be 4 bytes.<text:s/></text:span><text:s/>Any questions left blank will receive a zero.</text:p>
      <text:p text:style-name="Standard"/>
      <text:p text:style-name="Standard"/>
      <text:p text:style-name="Standard">1. (8 pts.) There are several problems with the simple program below that causes errors. <text:s/>Some lines may have no errors while others can have one or more. <text:s/>Describe the problems below. <text:s/>Please be specific. <text:s/>If a line has no errors write<text:s/><text:span text:style-name="T5">No Errors</text:span>. <text:s/>Only comment on the numbered lines in the provided box below.</text:p>
      <text:p text:style-name="P6">1. <text:s/>include (stdio.h) /*printf*/</text:p>
      <text:p text:style-name="P7"/>
      <text:p text:style-name="P8">2. <text:s text:c="2"/>int Main(void)</text:p>
      <text:p text:style-name="P9"><text:s text:c="6"/>{</text:p>
      <text:p text:style-name="P10">3. <text:s text:c="6"/>int a = 10;</text:p>
      <text:p text:style-name="P11">4. <text:s text:c="6"/>int b = a + 5;</text:p>
      <text:p text:style-name="P12"><text:s text:c="10"/></text:p>
      <text:p text:style-name="P13">5. <text:s text:c="6"/>/* some<text:s/>calculation /</text:p>
      <text:p text:style-name="P14">6. <text:s text:c="6"/>c = a + b;</text:p>
      <text:p text:style-name="P15">7. <text:s text:c="6"/>printf(“Done. \n”)</text:p>
      <text:p text:style-name="P16">8. <text:s text:c="6"/>return 0;</text:p>
      <text:p text:style-name="P17"><text:s text:c="7"/>}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Line#</text:span></text:p>
          </table:table-cell>
          <table:table-cell table:style-name="TableCell25">
            <text:p text:style-name="P26"><text:span text:style-name="T27">Problem(s)</text:span></text:p>
          </table:table-cell>
        </table:table-row>
        <table:table-row table:style-name="TableRow28">
          <table:table-cell table:style-name="TableCell29">
            <text:p text:style-name="P30"><text:span text:style-name="T31">1</text:span></text:p>
          </table:table-cell>
          <table:table-cell table:style-name="TableCell32">
            <text:p text:style-name="P33">Should be #include &lt;stdio.h&gt; /*printf*/</text:p>
          </table:table-cell>
        </table:table-row>
        <table:table-row table:style-name="TableRow34">
          <table:table-cell table:style-name="TableCell35">
            <text:p text:style-name="P36"><text:span text:style-name="T37">2</text:span></text:p>
          </table:table-cell>
          <table:table-cell table:style-name="TableCell38">
            <text:p text:style-name="P39">Should be int main(void)</text:p>
          </table:table-cell>
        </table:table-row>
        <table:table-row table:style-name="TableRow40">
          <table:table-cell table:style-name="TableCell41">
            <text:p text:style-name="P42"><text:span text:style-name="T43">3</text:span></text:p>
          </table:table-cell>
          <table:table-cell table:style-name="TableCell44">
            <text:p text:style-name="P45">Good.</text:p>
          </table:table-cell>
        </table:table-row>
        <table:table-row table:style-name="TableRow46">
          <table:table-cell table:style-name="TableCell47">
            <text:p text:style-name="P48"><text:span text:style-name="T49">4</text:span></text:p>
          </table:table-cell>
          <table:table-cell table:style-name="TableCell50">
            <text:p text:style-name="P51">Good.</text:p>
          </table:table-cell>
        </table:table-row>
        <table:table-row table:style-name="TableRow52">
          <table:table-cell table:style-name="TableCell53">
            <text:p text:style-name="P54"><text:span text:style-name="T55">5</text:span></text:p>
          </table:table-cell>
          <table:table-cell table:style-name="TableCell56">
            <text:p text:style-name="P57">Should be /* ---- */</text:p>
          </table:table-cell>
        </table:table-row>
        <table:table-row table:style-name="TableRow58">
          <table:table-cell table:style-name="TableCell59">
            <text:p text:style-name="P60"><text:span text:style-name="T61">6</text:span></text:p>
          </table:table-cell>
          <table:table-cell table:style-name="TableCell62">
            <text:p text:style-name="P63">Should didn’t declare c</text:p>
          </table:table-cell>
        </table:table-row>
        <table:table-row table:style-name="TableRow64">
          <table:table-cell table:style-name="TableCell65">
            <text:p text:style-name="P66"><text:span text:style-name="T67">7</text:span></text:p>
          </table:table-cell>
          <table:table-cell table:style-name="TableCell68">
            <text:p text:style-name="P69">Should be ----;</text:p>
          </table:table-cell>
        </table:table-row>
        <table:table-row table:style-name="TableRow70">
          <table:table-cell table:style-name="TableCell71">
            <text:p text:style-name="P72"><text:span text:style-name="T73">8</text:span></text:p>
          </table:table-cell>
          <table:table-cell table:style-name="TableCell74">
            <text:p text:style-name="P75">Good.</text:p>
          </table:table-cell>
        </table:table-row>
      </table:table>
      <text:p text:style-name="Standard"/>
      <text:p text:style-name="Standard"/>
      <text:soft-page-break/>
      <text:p text:style-name="Standard">2. (10 pts.) <text:s/>For each valid variable name write<text:s/><text:span text:style-name="T76">OK</text:span>. <text:s/>If it is an illegal identifier put an<text:s/><text:span text:style-name="T77">X</text:span><text:s/>next to it.</text:p>
      <text:p text:style-name="Standard"><text:span text:style-name="T78">(a) OK_____ <text:s text:c="8"/></text:span><text:span text:style-name="T79">area</text:span><text:span text:style-name="T80"><text:s text:c="39"/>(b) __OK___ <text:s text:c="9"/></text:span><text:span text:style-name="T81">include</text:span></text:p>
      <text:p text:style-name="Standard"><text:span text:style-name="T82">(c) __OK___ <text:s text:c="8"/>_</text:span><text:span text:style-name="T83">27</text:span><text:span text:style-name="T84"><text:s text:c="7"/></text:span><text:span text:style-name="T85"><text:s text:c="34"/>(d) __X___ <text:s text:c="10"/></text:span><text:span text:style-name="T86">const</text:span></text:p>
      <text:p text:style-name="Standard"><text:span text:style-name="T87">(</text:span><text:span text:style-name="T88">e) _X____ <text:s text:c="8"/></text:span><text:span text:style-name="T89">if <text:s text:c="16"/></text:span><text:span text:style-name="T90"><text:tab/><text:s text:c="28"/></text:span><text:span text:style-name="T91">(f) __OK___ <text:s text:c="10"/></text:span><text:span text:style-name="T92">_area</text:span></text:p>
      <text:p text:style-name="Standard"><text:span text:style-name="T93">(g) __X____ <text:s text:c="6"/></text:span><text:span text:style-name="T94">grid-&gt;x</text:span><text:span text:style-name="T95"><text:s text:c="2"/></text:span><text:span text:style-name="T96"><text:s text:c="34"/>(h) _X__ <text:s text:c="9"/></text:span><text:span text:style-name="T97">27</text:span></text:p>
      <text:p text:style-name="Standard"><text:span text:style-name="T98">(i) __OK____<text:s/></text:span><text:span text:style-name="T99"><text:s text:c="7"/></text:span><text:span text:style-name="T100">then</text:span><text:span text:style-name="T101"><text:s text:c="39"/>(j) __X___ <text:s text:c="10"/></text:span><text:span text:style-name="T102">is-valid</text:span></text:p>
      <text:p text:style-name="Standard"/>
      <text:p text:style-name="Standard">3. (5pts) What does the following code print out on each line? Use the precedence chart to assist you. <text:s/>Hint: add parentheses around statements to help see how they are grouped by precedence.</text:p>
      <text:p text:style-name="P103"/>
      <text:p text:style-name="Standard"><text:span text:style-name="T104">int a = 0; int b = 1; <text:s/>int c = 2; <text:s/>int d = 7;</text:span></text:p>
      <text:p text:style-name="P105"/>
      <text:p text:style-name="Standard"><text:span text:style-name="T106">(a) <text:s/>printf(“%i\n”,a == b &lt; a); <text:s text:c="12"/>__0____</text:span></text:p>
      <text:p text:style-name="P107"/>
      <text:p text:style-name="Standard"><text:span text:style-name="T108">(b) <text:s/>printf(“%i\n”,c &gt;= b &lt;= a); <text:s text:c="11"/>__1____</text:span></text:p>
      <text:p text:style-name="P109"/>
      <text:p text:style-name="Standard"><text:span text:style-name="T110">(c) <text:s/>printf(“%i\n”,c &lt; d != !(b&gt;c) &gt; d); <text:s text:c="3"/>__1____</text:span></text:p>
      <text:p text:style-name="P111"/>
      <text:p text:style-name="Standard"><text:span text:style-name="T112">(d) <text:s/>printf(“%i\n”,b &lt;= d * a);<text:s/></text:span><text:span text:style-name="T113"><text:s text:c="12"/>__1____</text:span></text:p>
      <text:p text:style-name="P114"/>
      <text:p text:style-name="Standard"><text:span text:style-name="T115">(e) <text:s/>printf(“%i\n”,b + c * a == b); <text:s text:c="8"/>__1____</text:span></text:p>
      <text:p text:style-name="P116"/>
      <text:p text:style-name="Standard">4. (3pts.) What does the code below print out? <text:s/>Use the operator precedence chart to help you.</text:p>
      <text:p text:style-name="P117"/>
      <text:p text:style-name="Standard"><text:span text:style-name="T118">int a = 10; int b = 2; int c = 7; int d = 14;</text:span></text:p>
      <text:p text:style-name="P119"/>
      <text:p text:style-name="Standard"><text:span text:style-name="T120">(a) printf(“%i\n”, c / b); <text:s text:c="12"/></text:span><text:span text:style-name="T121"><text:s text:c="5"/>___0___</text:span></text:p>
      <text:p text:style-name="P122"/>
      <text:p text:style-name="Standard"><text:span text:style-name="T123">(b) printf(“%i\n”, c + c / d - a / b); <text:s text:c="5"/>__7____</text:span></text:p>
      <text:p text:style-name="P124"/>
      <text:p text:style-name="Standard"><text:span text:style-name="T125">(c) printf(“%i\n”, a % b * c); <text:s text:c="13"/>___0___</text:span></text:p>
      <text:p text:style-name="P126"/>
      <text:p text:style-name="Standard">5. (4 pts.) <text:s/>What does the code below print out?</text:p>
      <text:p text:style-name="P127"/>
      <text:p text:style-name="Standard"><text:span text:style-name="T128">int i = 0; <text:s/>int total = 5;</text:span></text:p>
      <text:p text:style-name="Standard"><text:span text:style-name="T129">while(i &lt;= 4)</text:span></text:p>
      <text:p text:style-name="Standard"><text:span text:style-name="T130">{</text:span></text:p>
      <text:p text:style-name="Standard"><text:span text:style-name="T131"><text:tab/>total -= i;</text:span></text:p>
      <text:p text:style-name="Standard"><text:span text:style-name="T132"><text:tab/>i++;</text:span></text:p>
      <text:p text:style-name="Standard"><text:span text:style-name="T133">}</text:span></text:p>
      <text:p text:style-name="Standard"><text:span text:style-name="T134">printf(“%d, %d”, i,<text:s/></text:span><text:span text:style-name="T135">total); <text:s text:c="16"/>_______5, -10_____</text:span></text:p>
      <text:p text:style-name="P136"/>
      <text:p text:style-name="Standard">6. (4 pts.) <text:s/>What does the code below print out?</text:p>
      <text:p text:style-name="Standard"><text:span text:style-name="T137">int i, x;</text:span></text:p>
      <text:p text:style-name="Standard"><text:span text:style-name="T138">for(i = 8, x = 10; x &gt; i; i++)</text:span></text:p>
      <text:p text:style-name="Standard"><text:span text:style-name="T139"><text:tab/>x-=i;</text:span></text:p>
      <text:p text:style-name="Standard"><text:span text:style-name="T140">printf(“%d, %d”, i, x); <text:s text:c="20"/>_____________</text:span></text:p>
      <text:soft-page-break/>
      <text:p text:style-name="Standard">7. (8pts) <text:s/>Write a function that takes a wavelength of light and prints the color it represents according to the table below. <text:s/>The function prototype is void colorOfWave(double wave);</text:p>
      <text:p text:style-name="P141"/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<text:span text:style-name="T148">Wave Length (in nm)</text:span></text:p>
          </table:table-cell>
          <table:table-cell table:style-name="TableCell149">
            <text:p text:style-name="P150"><text:span text:style-name="T151">Color</text:span></text:p>
          </table:table-cell>
        </table:table-row>
        <table:table-row table:style-name="TableRow152">
          <table:table-cell table:style-name="TableCell153">
            <text:p text:style-name="P154"><text:span text:style-name="T155">&lt; 380</text:span></text:p>
          </table:table-cell>
          <table:table-cell table:style-name="TableCell156">
            <text:p text:style-name="P157"><text:span text:style-name="T158">invisible</text:span></text:p>
          </table:table-cell>
        </table:table-row>
        <table:table-row table:style-name="TableRow159">
          <table:table-cell table:style-name="TableCell160">
            <text:p text:style-name="P161"><text:span text:style-name="T162">380–450</text:span></text:p>
          </table:table-cell>
          <table:table-cell table:style-name="TableCell163">
            <text:p text:style-name="P164"><text:span text:style-name="T165">violet</text:span></text:p>
          </table:table-cell>
        </table:table-row>
        <table:table-row table:style-name="TableRow166">
          <table:table-cell table:style-name="TableCell167">
            <text:p text:style-name="P168"><text:span text:style-name="T169">450–495</text:span></text:p>
          </table:table-cell>
          <table:table-cell table:style-name="TableCell170">
            <text:p text:style-name="P171"><text:span text:style-name="T172">blue</text:span></text:p>
          </table:table-cell>
        </table:table-row>
        <table:table-row table:style-name="TableRow173">
          <table:table-cell table:style-name="TableCell174">
            <text:p text:style-name="P175"><text:span text:style-name="T176">495–570</text:span></text:p>
          </table:table-cell>
          <table:table-cell table:style-name="TableCell177">
            <text:p text:style-name="P178"><text:span text:style-name="T179">green</text:span></text:p>
          </table:table-cell>
        </table:table-row>
        <table:table-row table:style-name="TableRow180">
          <table:table-cell table:style-name="TableCell181">
            <text:p text:style-name="P182"><text:span text:style-name="T183">570–590</text:span></text:p>
          </table:table-cell>
          <table:table-cell table:style-name="TableCell184">
            <text:p text:style-name="P185"><text:span text:style-name="T186">yellow</text:span></text:p>
          </table:table-cell>
        </table:table-row>
        <table:table-row table:style-name="TableRow187">
          <table:table-cell table:style-name="TableCell188">
            <text:p text:style-name="P189"><text:span text:style-name="T190">590–620</text:span></text:p>
          </table:table-cell>
          <table:table-cell table:style-name="TableCell191">
            <text:p text:style-name="P192"><text:span text:style-name="T193">orange</text:span></text:p>
          </table:table-cell>
        </table:table-row>
        <table:table-row table:style-name="TableRow194">
          <table:table-cell table:style-name="TableCell195">
            <text:p text:style-name="P196"><text:span text:style-name="T197">620–750</text:span></text:p>
          </table:table-cell>
          <table:table-cell table:style-name="TableCell198">
            <text:p text:style-name="P199"><text:span text:style-name="T200">red</text:span></text:p>
          </table:table-cell>
        </table:table-row>
        <table:table-row table:style-name="TableRow201">
          <table:table-cell table:style-name="TableCell202">
            <text:p text:style-name="P203"><text:span text:style-name="T204">&gt;750</text:span></text:p>
          </table:table-cell>
          <table:table-cell table:style-name="TableCell205">
            <text:p text:style-name="P206"><text:span text:style-name="T207">invisible</text:span></text:p>
          </table:table-cell>
        </table:table-row>
      </table:table>
      <text:p text:style-name="P208"/>
      <text:p text:style-name="P209"/>
      <text:p text:style-name="P210"><text:span text:style-name="T211">/****************************</text:span></text:p>
      <text:p text:style-name="P212"><text:span text:style-name="T213">Filename: ColorCalc.c</text:span></text:p>
      <text:p text:style-name="P214"><text:span text:style-name="T215">Name: Blakely North</text:span></text:p>
      <text:p text:style-name="P216"><text:span text:style-name="T217">Date Last Edited:</text:span></text:p>
      <text:p text:style-name="P218"><text:span text:style-name="T219">Brief Description:</text:span></text:p>
      <text:p text:style-name="P220"><text:span text:style-name="T221">gcc -Wall -Wextra -O -ansi -pedantic -o ColorCalc ColorCalc.c</text:span></text:p>
      <text:p text:style-name="P222"><text:span text:style-name="T223">****************************/</text:span></text:p>
      <text:p text:style-name="P224"><text:span text:style-name="T225">/*printf, scanf*/</text:span></text:p>
      <text:p text:style-name="P226"><text:span text:style-name="T227">#include</text:span><text:span text:style-name="T228"><text:s/></text:span><text:span text:style-name="T229">&lt;stdio.h&gt;</text:span></text:p>
      <text:p text:style-name="P230"><text:span text:style-name="T231">/*rand, srand*/</text:span></text:p>
      <text:p text:style-name="P232"><text:span text:style-name="T233">#include</text:span><text:span text:style-name="T234"><text:s/></text:span><text:span text:style-name="T235">&lt;stdlib.h&gt;</text:span></text:p>
      <text:p text:style-name="P236"><text:span text:style-name="T237">/*time*/</text:span></text:p>
      <text:p text:style-name="P238"><text:span text:style-name="T239">#include</text:span><text:span text:style-name="T240"><text:s/></text:span><text:span text:style-name="T241">&lt;time.h&gt;</text:span></text:p>
      <text:p text:style-name="P242"/>
      <text:p text:style-name="P243"><text:span text:style-name="T244">/*</text:span></text:p>
      <text:p text:style-name="P245"><text:span text:style-name="T246">Wave Length (in nm) Color</text:span></text:p>
      <text:p text:style-name="P247"><text:span text:style-name="T248">&lt; 380 invisible</text:span></text:p>
      <text:p text:style-name="P249"><text:span text:style-name="T250">380–450 violet</text:span></text:p>
      <text:p text:style-name="P251"><text:span text:style-name="T252">450–495 blue</text:span></text:p>
      <text:p text:style-name="P253"><text:span text:style-name="T254">495–570 green</text:span></text:p>
      <text:p text:style-name="P255"><text:span text:style-name="T256">570–590 yellow</text:span></text:p>
      <text:p text:style-name="P257"><text:span text:style-name="T258">590–620 orange</text:span></text:p>
      <text:p text:style-name="P259"><text:span text:style-name="T260">620–750 red</text:span></text:p>
      <text:p text:style-name="P261"><text:span text:style-name="T262">&gt;750  invisible</text:span></text:p>
      <text:p text:style-name="P263"><text:span text:style-name="T264">*/</text:span></text:p>
      <text:p text:style-name="P265"/>
      <text:p text:style-name="P266"><text:span text:style-name="T267">int</text:span><text:span text:style-name="T268"><text:s/></text:span><text:span text:style-name="T269">main</text:span><text:span text:style-name="T270">(</text:span><text:span text:style-name="T271">void</text:span><text:span text:style-name="T272">)</text:span></text:p>
      <text:p text:style-name="P273">{</text:p>
      <text:p text:style-name="P274"><text:span text:style-name="T275"><text:s text:c="2"/></text:span><text:span text:style-name="T276">int</text:span><text:span text:style-name="T277"><text:s/>i;</text:span></text:p>
      <text:p text:style-name="P278"><text:span text:style-name="T279"><text:s text:c="2"/></text:span><text:span text:style-name="T280">printf</text:span><text:span text:style-name="T281">(</text:span><text:span text:style-name="T282">"What is the wavelength? "</text:span><text:span text:style-name="T283">);</text:span></text:p>
      <text:p text:style-name="P284"><text:span text:style-name="T285"><text:s text:c="2"/></text:span><text:span text:style-name="T286">scanf</text:span><text:span text:style-name="T287">(</text:span><text:span text:style-name="T288">"%i"</text:span><text:span text:style-name="T289">, i);</text:span></text:p>
      <text:p text:style-name="P290"><text:span text:style-name="T291"><text:s text:c="2"/></text:span><text:span text:style-name="T292">putchar</text:span><text:span text:style-name="T293">(</text:span><text:span text:style-name="T294">'</text:span><text:span text:style-name="T295">\n</text:span><text:span text:style-name="T296">'</text:span><text:span text:style-name="T297">);</text:span></text:p>
      <text:p text:style-name="P298"><text:span text:style-name="T299"><text:s text:c="2"/></text:span><text:span text:style-name="T300">if</text:span><text:span text:style-name="T301">(i &lt;<text:s/></text:span><text:span text:style-name="T302">380</text:span><text:span text:style-name="T303">)</text:span></text:p>
      <text:soft-page-break/>
      <text:p text:style-name="P304"><text:span text:style-name="T305"><text:s text:c="4"/></text:span><text:span text:style-name="T306">printf</text:span><text:span text:style-name="T307">(</text:span><text:span text:style-name="T308">"Invisible"</text:span><text:span text:style-name="T309">);</text:span></text:p>
      <text:p text:style-name="P310"><text:span text:style-name="T311"><text:s text:c="2"/></text:span><text:span text:style-name="T312">else</text:span><text:span text:style-name="T313"><text:s/></text:span><text:span text:style-name="T314">if</text:span><text:span text:style-name="T315">(i &lt;=<text:s/></text:span><text:span text:style-name="T316">450</text:span><text:span text:style-name="T317">)</text:span></text:p>
      <text:p text:style-name="P318"><text:span text:style-name="T319"><text:s text:c="4"/></text:span><text:span text:style-name="T320">printf</text:span><text:span text:style-name="T321">(</text:span><text:span text:style-name="T322">"Violet</text:span><text:span text:style-name="T323">\n</text:span><text:span text:style-name="T324">"</text:span><text:span text:style-name="T325">);</text:span></text:p>
      <text:p text:style-name="P326"><text:span text:style-name="T327"><text:s text:c="2"/></text:span><text:span text:style-name="T328">else</text:span><text:span text:style-name="T329"><text:s/></text:span><text:span text:style-name="T330">if</text:span><text:span text:style-name="T331">(i &lt;=<text:s/></text:span><text:span text:style-name="T332">495</text:span><text:span text:style-name="T333">)</text:span></text:p>
      <text:p text:style-name="P334"><text:span text:style-name="T335"><text:s text:c="4"/></text:span><text:span text:style-name="T336">printf</text:span><text:span text:style-name="T337">(</text:span><text:span text:style-name="T338">"Blue</text:span><text:span text:style-name="T339">\n</text:span><text:span text:style-name="T340">"</text:span><text:span text:style-name="T341">);</text:span></text:p>
      <text:p text:style-name="P342"><text:span text:style-name="T343"><text:s text:c="2"/></text:span><text:span text:style-name="T344">else</text:span><text:span text:style-name="T345"><text:s/></text:span><text:span text:style-name="T346">if</text:span><text:span text:style-name="T347">(i &lt;=<text:s/></text:span><text:span text:style-name="T348">570</text:span><text:span text:style-name="T349">)</text:span></text:p>
      <text:p text:style-name="P350"><text:span text:style-name="T351"><text:s text:c="4"/></text:span><text:span text:style-name="T352">printf</text:span><text:span text:style-name="T353">(</text:span><text:span text:style-name="T354">"Green</text:span><text:span text:style-name="T355">\n</text:span><text:span text:style-name="T356">"</text:span><text:span text:style-name="T357">);</text:span></text:p>
      <text:p text:style-name="P358"><text:span text:style-name="T359"><text:s text:c="2"/></text:span><text:span text:style-name="T360">else</text:span><text:span text:style-name="T361"><text:s/></text:span><text:span text:style-name="T362">if</text:span><text:span text:style-name="T363">(i &lt;=<text:s/></text:span><text:span text:style-name="T364">590</text:span><text:span text:style-name="T365">)</text:span></text:p>
      <text:p text:style-name="P366"><text:span text:style-name="T367"><text:s text:c="4"/></text:span><text:span text:style-name="T368">printf</text:span><text:span text:style-name="T369">(</text:span><text:span text:style-name="T370">"Yellow</text:span><text:span text:style-name="T371">\n</text:span><text:span text:style-name="T372">"</text:span><text:span text:style-name="T373">);</text:span></text:p>
      <text:p text:style-name="P374"><text:span text:style-name="T375"><text:s text:c="2"/></text:span><text:span text:style-name="T376">else</text:span><text:span text:style-name="T377"><text:s/></text:span><text:span text:style-name="T378">if</text:span><text:span text:style-name="T379">(i &lt;=<text:s/></text:span><text:span text:style-name="T380">620</text:span><text:span text:style-name="T381">)</text:span></text:p>
      <text:p text:style-name="P382"><text:span text:style-name="T383"><text:s text:c="4"/></text:span><text:span text:style-name="T384">printf</text:span><text:span text:style-name="T385">(</text:span><text:span text:style-name="T386">"Orange</text:span><text:span text:style-name="T387">\n</text:span><text:span text:style-name="T388">"</text:span><text:span text:style-name="T389">);</text:span></text:p>
      <text:p text:style-name="P390"><text:span text:style-name="T391"><text:s text:c="2"/></text:span><text:span text:style-name="T392">else</text:span><text:span text:style-name="T393"><text:s/></text:span><text:span text:style-name="T394">if</text:span><text:span text:style-name="T395">(i &lt;=<text:s/></text:span><text:span text:style-name="T396">750</text:span><text:span text:style-name="T397">)</text:span></text:p>
      <text:p text:style-name="P398"><text:span text:style-name="T399"><text:s text:c="6"/></text:span><text:span text:style-name="T400">printf</text:span><text:span text:style-name="T401">(</text:span><text:span text:style-name="T402">"Red</text:span><text:span text:style-name="T403">\n</text:span><text:span text:style-name="T404">"</text:span><text:span text:style-name="T405">);</text:span></text:p>
      <text:p text:style-name="P406"><text:span text:style-name="T407"><text:s text:c="2"/></text:span><text:span text:style-name="T408">else</text:span><text:span text:style-name="T409"><text:s/></text:span><text:span text:style-name="T410">if</text:span><text:span text:style-name="T411">(i &gt;<text:s/></text:span><text:span text:style-name="T412">750</text:span><text:span text:style-name="T413">)</text:span></text:p>
      <text:p text:style-name="P414"><text:span text:style-name="T415"><text:s text:c="6"/></text:span><text:span text:style-name="T416">printf</text:span><text:span text:style-name="T417">(</text:span><text:span text:style-name="T418">"Invisible</text:span><text:span text:style-name="T419">\n</text:span><text:span text:style-name="T420">"</text:span><text:span text:style-name="T421">);</text:span></text:p>
      <text:p text:style-name="P422"><text:span text:style-name="T423"><text:s text:c="2"/></text:span><text:span text:style-name="T424">return</text:span><text:span text:style-name="T425"><text:s/></text:span><text:span text:style-name="T426">0</text:span><text:span text:style-name="T427">;</text:span></text:p>
      <text:p text:style-name="P428">}</text:p>
      <text:p text:style-name="P429"/>
      <text:p text:style-name="P430"/>
      <text:p text:style-name="P431"/>
      <text:soft-page-break/>
      <text:p text:style-name="Standard">8. (8 pts.) <text:s/>What does the following code print out? <text:s/>Use the operator precedence chart to help you. <text:s/>The outcome of the code here is cumulative and executed in the order shown.</text:p>
      <text:p text:style-name="P432"/>
      <text:p text:style-name="Standard"><text:span text:style-name="T433"><text:s text:c="4"/>int a, b, c;</text:span></text:p>
      <text:p text:style-name="Standard"><text:span text:style-name="T434"><text:s text:c="4"/>a = -1;</text:span></text:p>
      <text:p text:style-name="Standard"><text:span text:style-name="T435"><text:s text:c="4"/>b = 0;</text:span></text:p>
      <text:p text:style-name="Standard"><text:span text:style-name="T436"><text:s text:c="4"/>c = 2;</text:span></text:p>
      <text:p text:style-name="Standard"><text:span text:style-name="T437">(a) printf(“%d\n”, ++a || b++ &amp;&amp; ++c); <text:s text:c="3"/>___________</text:span></text:p>
      <text:p text:style-name="P438"/>
      <text:p text:style-name="Standard"><text:span text:style-name="T439">(b) printf(“%d, %d, %d\n”, a,b,c); <text:s text:c="7"/>___________</text:span></text:p>
      <text:p text:style-name="P440"/>
      <text:p text:style-name="Standard"><text:span text:style-name="T441">a = 0; b = 0; c = 3;</text:span></text:p>
      <text:p text:style-name="P442"/>
      <text:p text:style-name="Standard"><text:span text:style-name="T443">(c) printf(“%d\n”, a++ &amp;&amp; ++b || --c); <text:s text:c="3"/>___________</text:span></text:p>
      <text:p text:style-name="P444"/>
      <text:p text:style-name="Standard"><text:span text:style-name="T445">(d) printf(“%d, %d, %d\n”, a,b,c);<text:s/></text:span><text:span text:style-name="T446"><text:s text:c="7"/>___________</text:span></text:p>
      <text:p text:style-name="P447"/>
      <text:p text:style-name="Standard">9. (6pts) <text:s/>What is the type of each constant below?</text:p>
      <text:p text:style-name="P448"/>
      <text:p text:style-name="Standard"><text:span text:style-name="T449">(a) 10.0 <text:s text:c="3"/>_____</text:span><text:span text:style-name="T450">float</text:span><text:span text:style-name="T451">_________ <text:s text:c="2"/>(d) 10L <text:s text:c="4"/>___</text:span><text:span text:style-name="T452">long</text:span><text:span text:style-name="T453">___________</text:span></text:p>
      <text:p text:style-name="P454"/>
      <text:p text:style-name="Standard"><text:span text:style-name="T455">(b) 10.0F <text:s text:c="2"/>________</text:span><text:span text:style-name="T456">float</text:span><text:span text:style-name="T457">______ <text:s text:c="2"/>(e) 10LU <text:s text:c="3"/>_____</text:span><text:span text:style-name="T458">long unsigned</text:span><text:span text:style-name="T459">_________</text:span></text:p>
      <text:p text:style-name="P460"/>
      <text:p text:style-name="Standard"><text:span text:style-name="T461">(c) 10U <text:s text:c="4"/>____________</text:span><text:span text:style-name="T462">unsigned int</text:span><text:span text:style-name="T463">__ <text:s text:c="2"/>(f) 10 <text:s text:c="5"/>______</text:span><text:span text:style-name="T464">int</text:span><text:span text:style-name="T465">________</text:span></text:p>
      <text:p text:style-name="P466"/>
      <text:p text:style-name="Standard">10. (6pts) Make a function prototype of a function named foo that takes three parameters of types int, double, and char in that order and returns an int.</text:p>
      <text:p text:style-name="P467"/>
      <text:p text:style-name="P468"/>
      <text:p text:style-name="P469"/>
      <text:p text:style-name="P470"/>
      <text:p text:style-name="P471"/>
      <text:p text:style-name="P472"/>
      <text:p text:style-name="Standard">11. (3 pts) <text:s/>What is the function below determining? <text:s/>What would a more fitting name be than foo?</text:p>
      <text:p text:style-name="P473"/>
      <text:p text:style-name="Standard"><text:span text:style-name="T474">int<text:s/></text:span><text:span text:style-name="T475">foo(int i)</text:span></text:p>
      <text:p text:style-name="Standard"><text:span text:style-name="T476">{</text:span></text:p>
      <text:p text:style-name="Standard"><text:span text:style-name="T477"><text:s/>return i % 2;</text:span></text:p>
      <text:p text:style-name="Standard"><text:span text:style-name="T478">}</text:span></text:p>
      <text:p text:style-name="P479"/>
      <text:p text:style-name="P480"/>
      <text:p text:style-name="Standard">12. (6pts) Write a function that take a base and a height of a triangle (both doubles) and returns the area of the triangle (½ base times height) (also a double).</text:p>
      <text:p text:style-name="P481"/>
      <text:p text:style-name="P482"/>
      <text:p text:style-name="P483"/>
      <text:p text:style-name="P484"/>
      <text:p text:style-name="Standard"/>
      <text:soft-page-break/>
      <text:p text:style-name="Standard">13. (3pts) <text:s/>What does the following code print out?</text:p>
      <text:p text:style-name="Standard"><text:span text:style-name="T485">int<text:s/></text:span><text:span text:style-name="T486">foo(int a)</text:span></text:p>
      <text:p text:style-name="Standard"><text:span text:style-name="T487">{</text:span></text:p>
      <text:p text:style-name="Standard"><text:span text:style-name="T488"><text:s text:c="3"/>int i = 8;</text:span></text:p>
      <text:p text:style-name="Standard"><text:span text:style-name="T489"><text:s text:c="3"/>a += i;</text:span></text:p>
      <text:p text:style-name="Standard"><text:span text:style-name="T490"><text:s text:c="3"/>return a;</text:span></text:p>
      <text:p text:style-name="Standard"><text:span text:style-name="T491">}</text:span><text:span text:style-name="T492"><text:line-break/></text:span><text:span text:style-name="T493">int main(void)</text:span></text:p>
      <text:p text:style-name="Standard"><text:span text:style-name="T494">{</text:span></text:p>
      <text:p text:style-name="Standard"><text:span text:style-name="T495"><text:s text:c="3"/>int i = 7;</text:span></text:p>
      <text:p text:style-name="Standard"><text:span text:style-name="T496"><text:s text:c="3"/>int j = foo(i);</text:span></text:p>
      <text:p text:style-name="Standard"><text:span text:style-name="T497"><text:s text:c="3"/>printf(“%i, %i”, i, j); <text:s text:c="10"/>__________________________</text:span></text:p>
      <text:p text:style-name="Standard"><text:span text:style-name="T498"><text:s text:c="3"/>return 0;</text:span></text:p>
      <text:p text:style-name="P499">}</text:p>
      <text:p text:style-name="Standard"/>
      <text:p text:style-name="Standard">14. (3pts) <text:s/>What does the following code print out?</text:p>
      <text:p text:style-name="Standard"><text:span text:style-name="T500">void fnA(void);</text:span></text:p>
      <text:p text:style-name="Standard"><text:span text:style-name="T501">void<text:s/></text:span><text:span text:style-name="T502">fnB(void);</text:span></text:p>
      <text:p text:style-name="Standard"><text:span text:style-name="T503">void fnC(void);</text:span></text:p>
      <text:p text:style-name="Standard"><text:span text:style-name="T504">void fnD(void);</text:span></text:p>
      <text:p text:style-name="Standard"><text:span text:style-name="T505">void fnA(void)</text:span></text:p>
      <text:p text:style-name="Standard"><text:span text:style-name="T506">{</text:span></text:p>
      <text:p text:style-name="Standard"><text:span text:style-name="T507"><text:s text:c="3"/>int i;</text:span></text:p>
      <text:p text:style-name="Standard"><text:span text:style-name="T508"><text:s text:c="3"/>printf(“I ”);</text:span></text:p>
      <text:p text:style-name="Standard"><text:span text:style-name="T509"><text:s text:c="3"/>for(i = 0; i &lt; 3; ++i)</text:span></text:p>
      <text:p text:style-name="Standard"><text:span text:style-name="T510"><text:s text:c="3"/>{</text:span></text:p>
      <text:p text:style-name="Standard"><text:span text:style-name="T511"><text:s text:c="6"/>fnB();</text:span></text:p>
      <text:p text:style-name="Standard"><text:span text:style-name="T512"><text:s text:c="3"/>}</text:span></text:p>
      <text:p text:style-name="Standard"><text:span text:style-name="T513"><text:s text:c="3"/>if(i == 3)</text:span></text:p>
      <text:p text:style-name="Standard"><text:span text:style-name="T514"><text:s text:c="6"/>fnC();</text:span></text:p>
      <text:p text:style-name="Standard"><text:span text:style-name="T515"><text:s text:c="3"/>else</text:span></text:p>
      <text:p text:style-name="Standard"><text:span text:style-name="T516"><text:s text:c="6"/>fnD();</text:span></text:p>
      <text:p text:style-name="Standard"><text:span text:style-name="T517">}</text:span></text:p>
      <text:p text:style-name="Standard"><text:span text:style-name="T518">void fnB(void)</text:span></text:p>
      <text:p text:style-name="Standard"><text:span text:style-name="T519">{</text:span></text:p>
      <text:p text:style-name="Standard"><text:span text:style-name="T520"><text:s text:c="3"/>printf(“really ”); <text:s text:c="2"/>_____________________________</text:span><text:span text:style-name="T521">_______________</text:span></text:p>
      <text:p text:style-name="Standard"><text:span text:style-name="T522">}</text:span></text:p>
      <text:p text:style-name="Standard"><text:span text:style-name="T523">void fnC(void)</text:span></text:p>
      <text:p text:style-name="Standard"><text:span text:style-name="T524">{</text:span></text:p>
      <text:p text:style-name="Standard"><text:span text:style-name="T525"><text:s text:c="3"/>printf(“like ”);</text:span></text:p>
      <text:p text:style-name="Standard"><text:span text:style-name="T526">}</text:span></text:p>
      <text:p text:style-name="Standard"><text:span text:style-name="T527">void fnD(void)</text:span></text:p>
      <text:p text:style-name="Standard"><text:span text:style-name="T528">{</text:span></text:p>
      <text:p text:style-name="Standard"><text:span text:style-name="T529"><text:s text:c="3"/>printf(“enjoy ”);</text:span></text:p>
      <text:p text:style-name="Standard"><text:span text:style-name="T530">}</text:span></text:p>
      <text:p text:style-name="Standard"><text:span text:style-name="T531">int main(void)</text:span></text:p>
      <text:p text:style-name="Standard"><text:span text:style-name="T532">{</text:span></text:p>
      <text:p text:style-name="Standard"><text:span text:style-name="T533"><text:s text:c="3"/>fnA();</text:span></text:p>
      <text:p text:style-name="Standard"><text:span text:style-name="T534"><text:s text:c="3"/>printf(“programming.”); <text:s/></text:span></text:p>
      <text:p text:style-name="Standard"><text:span text:style-name="T535"><text:s text:c="3"/>return 0; <text:s text:c="16"/></text:span></text:p>
      <text:p text:style-name="P536">}</text:p>
      <text:p text:style-name="P537"/>
      <text:p text:style-name="Standard"/>
      <text:soft-page-break/>
      <text:p text:style-name="Standard">15. (6pts) <text:s/>Which of the following array declarations compile? <text:s/>OK if<text:s/>it works, X if it will not work.</text:p>
      <text:p text:style-name="P538"/>
      <text:p text:style-name="Standard"><text:span text:style-name="T539">(a) int array0[]; <text:s text:c="3"/>_______ <text:s/>(d) int array3[3] ={1,2,3,4}; _______</text:span></text:p>
      <text:p text:style-name="P540"/>
      <text:p text:style-name="Standard"><text:span text:style-name="T541">(b) int array1[3]; <text:s text:c="2"/>_______ <text:s/>(e) int array4[] ={1,2,3,4}; <text:s/>_______</text:span></text:p>
      <text:p text:style-name="P542"/>
      <text:p text:style-name="Standard"><text:span text:style-name="T543">(c) int array2={4,2};_______ <text:s/>(f) int array5[5]={1,2,3,4,5};_______</text:span></text:p>
      <text:p text:style-name="P544"/>
      <text:p text:style-name="Standard">16. (4pts) Below is an array declaration. Write some code to fill the array with the numbers 1 through 5 using a loop.</text:p>
      <text:p text:style-name="Standard"><text:span text:style-name="T545">int main()</text:span></text:p>
      <text:p text:style-name="Standard"><text:span text:style-name="T546">{</text:span></text:p>
      <text:p text:style-name="Standard"><text:span text:style-name="T547"><text:s text:c="3"/>int arrayA[5]</text:span><text:span text:style-name="T548">, i</text:span><text:span text:style-name="T549">;</text:span></text:p>
      <text:p text:style-name="P550"/>
      <text:p text:style-name="P551">for(i = 0; i &lt;5; i++)</text:p>
      <text:p text:style-name="P552">{</text:p>
      <text:p text:style-name="P553"><text:tab/>A[i] = i;</text:p>
      <text:p text:style-name="P554">}</text:p>
      <text:p text:style-name="P555">return 0;</text:p>
      <text:p text:style-name="P556">}</text:p>
      <text:p text:style-name="P557"/>
      <text:p text:style-name="Standard">16. (4pts) <text:s/>Is there an error in the following code? If so what is wrong? <text:s/>If not what does the<text:s/>following code print out?</text:p>
      <text:p text:style-name="P558"/>
      <text:p text:style-name="Standard"><text:span text:style-name="T559">int main(void)</text:span></text:p>
      <text:p text:style-name="Standard"><text:span text:style-name="T560">{</text:span></text:p>
      <text:p text:style-name="Standard"><text:span text:style-name="T561"><text:s text:c="3"/>char array0[] = {'4', 'C', 't', 'S', '6','1','B', '2','X','0'};</text:span></text:p>
      <text:p text:style-name="Standard"><text:span text:style-name="T562"><text:s text:c="3"/>int i;</text:span></text:p>
      <text:p text:style-name="Standard"><text:span text:style-name="T563"><text:s text:c="3"/>for(i = 0; i &lt; 10; i++)</text:span></text:p>
      <text:p text:style-name="Standard"><text:span text:style-name="T564"><text:s text:c="3"/>{</text:span></text:p>
      <text:p text:style-name="Standard"><text:span text:style-name="T565"><text:s text:c="5"/>if(i% 2)</text:span></text:p>
      <text:p text:style-name="Standard"><text:span text:style-name="T566"><text:s text:c="5"/>{</text:span></text:p>
      <text:p text:style-name="Standard"><text:span text:style-name="T567"><text:s text:c="8"/>printf("%c", array0[i]);</text:span></text:p>
      <text:p text:style-name="Standard"><text:span text:style-name="T568"><text:s text:c="5"/>}</text:span></text:p>
      <text:p text:style-name="Standard"><text:span text:style-name="T569"><text:s text:c="3"/>}</text:span></text:p>
      <text:p text:style-name="Standard"><text:span text:style-name="T570"><text:s text:c="3"/>return 0;</text:span></text:p>
      <text:p text:style-name="Standard"><text:span text:style-name="T571">}</text:span></text:p>
      <text:p text:style-name="P572"/>
      <text:p text:style-name="P573"/>
      <text:p text:style-name="Standard"><text:span text:style-name="T574">______________________________________________________________</text:span></text:p>
      <text:p text:style-name="Standard"/>
      <text:p text:style-name="Standard">18. (6pts) <text:s/>What does the following code print out?</text:p>
      <text:p text:style-name="Standard"><text:span text:style-name="T575">void foo(int a[], int i, int mx)</text:span></text:p>
      <text:p text:style-name="Standard"><text:span text:style-name="T576">{</text:span></text:p>
      <text:p text:style-name="Standard"><text:span text:style-name="T577"><text:s text:c="3"/>i++;</text:span></text:p>
      <text:p text:style-name="Standard"><text:span text:style-name="T578"><text:s text:c="3"/>if(i &gt;= mx)</text:span></text:p>
      <text:p text:style-name="Standard"><text:span text:style-name="T579"><text:s text:c="3"/>{</text:span></text:p>
      <text:p text:style-name="Standard"><text:span text:style-name="T580"><text:s text:c="6"/>return;</text:span></text:p>
      <text:p text:style-name="Standard"><text:span text:style-name="T581"><text:s text:c="3"/>}</text:span></text:p>
      <text:soft-page-break/>
      <text:p text:style-name="Standard"><text:span text:style-name="T582"><text:s text:c="3"/>a[i] = i;</text:span></text:p>
      <text:p text:style-name="Standard"><text:span text:style-name="T583"><text:s text:c="3"/>foo(a, i, mx);</text:span></text:p>
      <text:p text:style-name="Standard"><text:span text:style-name="T584"><text:s text:c="3"/></text:span></text:p>
      <text:p text:style-name="Standard"><text:span text:style-name="T585">}</text:span></text:p>
      <text:p text:style-name="Standard"><text:span text:style-name="T586">int main(void)</text:span></text:p>
      <text:p text:style-name="Standard"><text:span text:style-name="T587">{</text:span></text:p>
      <text:p text:style-name="Standard"><text:span text:style-name="T588"><text:s text:c="3"/></text:span><text:span text:style-name="T589">int i = 0;</text:span></text:p>
      <text:p text:style-name="Standard"><text:span text:style-name="T590"><text:s text:c="3"/>int array0[] = {0,0,0,0,0};</text:span></text:p>
      <text:p text:style-name="Standard"><text:span text:style-name="T591"><text:s text:c="3"/></text:span></text:p>
      <text:p text:style-name="Standard"><text:span text:style-name="T592"><text:s text:c="3"/>foo(array0, i, 5);</text:span></text:p>
      <text:p text:style-name="P593"/>
      <text:p text:style-name="Standard"><text:span text:style-name="T594"><text:s text:c="3"/>for(i = 0; i &lt; 5; ++i)</text:span></text:p>
      <text:p text:style-name="Standard"><text:span text:style-name="T595"><text:s text:c="3"/>{</text:span></text:p>
      <text:p text:style-name="Standard"><text:span text:style-name="T596"><text:s text:c="6"/>printf("%i", array0[i]); <text:s text:c="5"/>________________________________</text:span></text:p>
      <text:p text:style-name="Standard"><text:span text:style-name="T597"><text:s text:c="3"/>}</text:span></text:p>
      <text:p text:style-name="Standard"><text:span text:style-name="T598"><text:s text:c="3"/>return 0;</text:span></text:p>
      <text:p text:style-name="Standard"><text:span text:style-name="T599">}</text:span></text:p>
      <text:p text:style-name="Standard">19. (6pts) <text:s/>What does the following code print?</text:p>
      <text:p text:style-name="Standard"><text:span text:style-name="T600">int foo(int i)</text:span></text:p>
      <text:p text:style-name="Standard"><text:span text:style-name="T601">{</text:span></text:p>
      <text:p text:style-name="Standard"><text:span text:style-name="T602"><text:s text:c="2"/></text:span><text:span text:style-name="T603"><text:s/>switch(i)</text:span></text:p>
      <text:p text:style-name="Standard"><text:span text:style-name="T604"><text:s text:c="3"/>{</text:span></text:p>
      <text:p text:style-name="Standard"><text:span text:style-name="T605"><text:s text:c="6"/>case 1: i += 2;</text:span></text:p>
      <text:p text:style-name="Standard"><text:span text:style-name="T606"><text:s text:c="6"/>case 2: i += 4;</text:span></text:p>
      <text:p text:style-name="Standard"><text:span text:style-name="T607"><text:s text:c="6"/>case 3: i += 6;</text:span></text:p>
      <text:p text:style-name="Standard"><text:span text:style-name="T608"><text:s text:c="6"/>case 4: i += 8;</text:span></text:p>
      <text:p text:style-name="Standard"><text:span text:style-name="T609"><text:s text:c="6"/>case 5: i += 10;</text:span></text:p>
      <text:p text:style-name="Standard"><text:span text:style-name="T610"><text:tab/></text:span><text:span text:style-name="T611"><text:tab/><text:s text:c="4"/>break;</text:span></text:p>
      <text:p text:style-name="Standard"><text:span text:style-name="T612"><text:s text:c="3"/>}</text:span></text:p>
      <text:p text:style-name="Standard"><text:span text:style-name="T613"><text:s text:c="3"/>return i;</text:span></text:p>
      <text:p text:style-name="Standard"><text:span text:style-name="T614">}</text:span></text:p>
      <text:p text:style-name="Standard"><text:span text:style-name="T615">int main(void)</text:span></text:p>
      <text:p text:style-name="Standard"><text:span text:style-name="T616">{</text:span></text:p>
      <text:p text:style-name="Standard"><text:span text:style-name="T617"><text:s text:c="3"/>int a = 5;</text:span></text:p>
      <text:p text:style-name="Standard"><text:span text:style-name="T618"><text:s text:c="3"/>int b = 3;</text:span></text:p>
      <text:p text:style-name="Standard"><text:span text:style-name="T619"><text:s text:c="3"/>int c = 1;</text:span></text:p>
      <text:p text:style-name="Standard"><text:span text:style-name="T620"><text:s text:c="3"/>a = foo(a);</text:span></text:p>
      <text:p text:style-name="Standard"><text:span text:style-name="T621"><text:s text:c="3"/>b = foo(b);</text:span></text:p>
      <text:p text:style-name="Standard"><text:span text:style-name="T622"><text:s text:c="3"/>c =<text:s/></text:span><text:span text:style-name="T623">foo(c); <text:s text:c="15"/>_____________________________________</text:span></text:p>
      <text:p text:style-name="Standard"><text:span text:style-name="T624"><text:s text:c="3"/>printf(“%i, %i, %i”, a, b, c);</text:span></text:p>
      <text:p text:style-name="Standard"><text:span text:style-name="T625"><text:s text:c="3"/>return 0;</text:span></text:p>
      <text:p text:style-name="Standard"><text:span text:style-name="T626">}</text:span></text:p>
      <text:p text:style-name="Standard"/>
      <text:p text:style-name="Standard"/>
      <text:p text:style-name="Standard">20. (7pts) Write a function that finds and returns the factorial of a number. <text:s/>For instance “four factorial” (often written as 4! in mathematics) is 1 * 2 * 3 * 4. <text:s/>Assume the number n is positive and non-0.</text:p>
      <text:p text:style-name="P627"/>
      <text:p text:style-name="Standard">The function prototype is: <text:s/><text:span text:style-name="T628">int factorial(int n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1. (7 points)(1/2 point each blank)(1 point extra credit possible)</text:p>
      <text:p text:style-name="Standard">Given the declarations below,<text:s/>give the precise type and the value of the expression. <text:s/>Assume the address of array<text:s/><text:span text:style-name="T629">a</text:span><text:s/>starts at memory address<text:s/><text:span text:style-name="T630">100</text:span>. <text:s/>Assume that pointer<text:s/><text:span text:style-name="T631">p</text:span><text:s/>is at memory address<text:s/><text:span text:style-name="T632">200</text:span>.</text:p>
      <text:p text:style-name="Standard"/>
      <text:p text:style-name="Standard"><text:span text:style-name="T633">int a[10] = {0,2,4,6,8,10,12,14,16};</text:span></text:p>
      <text:p text:style-name="P634"/>
      <text:p text:style-name="Standard"><text:span text:style-name="T635">int *p = a + 4;</text:span></text:p>
      <text:p text:style-name="P636"/>
      <table:table table:style-name="Table637">
        <table:table-columns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/>
          </table:table-cell>
          <table:table-cell table:style-name="TableCell645">
            <text:p text:style-name="P646"><text:span text:style-name="T647">Expression</text:span></text:p>
          </table:table-cell>
          <table:table-cell table:style-name="TableCell648">
            <text:p text:style-name="P649"><text:span text:style-name="T650">Type</text:span></text:p>
          </table:table-cell>
          <table:table-cell table:style-name="TableCell651">
            <text:p text:style-name="P652"><text:span text:style-name="T653">Value</text:span></text:p>
          </table:table-cell>
        </table:table-row>
        <table:table-row table:style-name="TableRow654">
          <table:table-cell table:style-name="TableCell655">
            <text:p text:style-name="P656"><text:span text:style-name="T657">a)</text:span></text:p>
          </table:table-cell>
          <table:table-cell table:style-name="TableCell658">
            <text:p text:style-name="P659"><text:span text:style-name="T660">p</text:span>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<text:span text:style-name="T668">b)</text:span></text:p>
          </table:table-cell>
          <table:table-cell table:style-name="TableCell669">
            <text:p text:style-name="P670"><text:span text:style-name="T671">&amp;*p</text:span>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<text:span text:style-name="T679">c)</text:span></text:p>
          </table:table-cell>
          <table:table-cell table:style-name="TableCell680">
            <text:p text:style-name="P681"><text:span text:style-name="T682">&amp;p</text:span></text:p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<text:span text:style-name="T690">d)</text:span></text:p>
          </table:table-cell>
          <table:table-cell table:style-name="TableCell691">
            <text:p text:style-name="P692"><text:span text:style-name="T693">*p</text:span></text:p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</table:table-row>
        <table:table-row table:style-name="TableRow698">
          <table:table-cell table:style-name="TableCell699">
            <text:p text:style-name="P700"><text:span text:style-name="T701">e)</text:span></text:p>
          </table:table-cell>
          <table:table-cell table:style-name="TableCell702">
            <text:p text:style-name="P703"><text:span text:style-name="T704">p[2]</text:span>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<text:span text:style-name="T712">f)</text:span></text:p>
          </table:table-cell>
          <table:table-cell table:style-name="TableCell713">
            <text:p text:style-name="P714"><text:span text:style-name="T715">*(p +2)</text:span>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<text:span text:style-name="T723">g)</text:span></text:p>
          </table:table-cell>
          <table:table-cell table:style-name="TableCell724">
            <text:p text:style-name="P725"><text:span text:style-name="T726">p+4</text:span>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<text:span text:style-name="T734">h)</text:span></text:p>
          </table:table-cell>
          <table:table-cell table:style-name="TableCell735">
            <text:p text:style-name="P736"><text:span text:style-name="T737">*p + 3</text:span>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</table:table>
      <text:p text:style-name="P742"/>
      <text:p text:style-name="Standard">22.(4 points) <text:s/>Given the declarations below what is printed for each expression? <text:s/>Note: The actual memory address is not needed anywhere, only the amount between.</text:p>
      <text:p text:style-name="P743"/>
      <text:p text:style-name="Standard"><text:span text:style-name="T744">int a[] =<text:s/></text:span><text:span text:style-name="T745">{1,3,9,27,81,243,729};</text:span></text:p>
      <text:p text:style-name="Standard"><text:span text:style-name="T746">int *p1 = &amp;a[1];</text:span></text:p>
      <text:p text:style-name="Standard"><text:span text:style-name="T747">int *p2 = &amp;a[3];</text:span></text:p>
      <text:p text:style-name="P748"/>
      <text:p text:style-name="Standard"><text:span text:style-name="T749">a) printf("%i\n", *p2 - *p1); <text:s text:c="13"/></text:span><text:span text:style-name="T750">_________________________</text:span></text:p>
      <text:p text:style-name="P751"/>
      <text:p text:style-name="Standard"><text:span text:style-name="T752">b) printf("%i\n", p2 – p1); <text:s text:c="15"/>___________</text:span><text:span text:style-name="T753">_</text:span><text:span text:style-name="T754">_____________</text:span></text:p>
      <text:p text:style-name="P755"/>
      <text:p text:style-name="Standard"><text:span text:style-name="T756">c) printf("%i\n", a[3] - *p1); <text:s text:c="12"/>___________</text:span><text:span text:style-name="T757">__</text:span><text:span text:style-name="T758">____________</text:span></text:p>
      <text:p text:style-name="P759"/>
      <text:p text:style-name="Standard"><text:span text:style-name="T760">d) printf("%i\n", *(p2 + *p1)); <text:s text:c="11"/>___________</text:span><text:span text:style-name="T761">___</text:span><text:span text:style-name="T762">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akely North</meta:initial-creator>
    <dc:creator>Blakely North</dc:creator>
    <meta:creation-date>2018-12-13T01:50:00Z</meta:creation-date>
    <dc:date>2018-12-14T00:25:00Z</dc:date>
    <meta:template xlink:href="Normal" xlink:type="simple"/>
    <meta:editing-cycles>5</meta:editing-cycles>
    <meta:editing-duration>PT3840S</meta:editing-duration>
    <meta:document-statistic meta:page-count="10" meta:paragraph-count="18" meta:word-count="1358" meta:character-count="9086" meta:row-count="64" meta:non-whitespace-character-count="7746"/>
  </office:meta>
</office:document-meta>
</file>